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11" svg:font-family="'Liberation Sans11'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4.0417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9583in"/>
    </style:style>
    <style:style style:name="co13" style:family="table-column">
      <style:table-column-properties fo:break-before="auto" style:column-width="0.5209in"/>
    </style:style>
    <style:style style:name="co14" style:family="table-column">
      <style:table-column-properties fo:break-before="auto" style:column-width="0.8335in"/>
    </style:style>
    <style:style style:name="co15" style:family="table-column">
      <style:table-column-properties fo:break-before="auto" style:column-width="0.57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1.3335in"/>
    </style:style>
    <style:style style:name="co11" style:family="table-column">
      <style:table-column-properties fo:break-before="auto" style:column-width="0.7917in"/>
    </style:style>
    <style:style style:name="co12" style:family="table-column">
      <style:table-column-properties fo:break-before="auto" style:column-width="1.4063in"/>
    </style:style>
    <style:style style:name="co20" style:family="table-column">
      <style:table-column-properties fo:break-before="auto" style:column-width="3.53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10099" number:language="en" number:country="US">
      <number:boolean/>
    </number:boolean-style>
    <style:style style:name="ce10" style:family="table-cell" style:parent-style-name="Default" style:data-style-name="N0">
      <style:table-cell-properties fo:background-color="#ffff00"/>
      <style:text-properties style:text-position=""/>
    </style:style>
    <style:style style:name="ce11" style:family="table-cell" style:parent-style-name="Default" style:data-style-name="N0">
      <style:table-cell-properties fo:background-color="#00b0f0"/>
      <style:text-properties style:text-position=""/>
    </style:style>
    <style:style style:name="ce12" style:family="table-cell" style:parent-style-name="Default" style:data-style-name="N0">
      <style:table-cell-properties fo:background-color="#bfbfbf"/>
      <style:text-properties style:text-position=""/>
    </style:style>
    <style:style style:name="ce13" style:family="table-cell" style:parent-style-name="Default" style:data-style-name="N0">
      <style:table-cell-properties fo:background-color="#ff9900"/>
      <style:text-properties style:text-position=""/>
    </style:style>
    <style:style style:name="ce14" style:family="table-cell" style:parent-style-name="Default" style:data-style-name="N0">
      <style:table-cell-properties fo:background-color="#00b050"/>
      <style:text-properties style:text-position=""/>
    </style:style>
    <style:style style:name="ce15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in"/>
      <style:text-properties fo:color="#800000" style:text-position=""/>
    </style:style>
    <style:style style:name="ce1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in"/>
      <style:text-properties style:text-position=""/>
    </style:style>
    <style:style style:name="ce17" style:family="table-cell" style:parent-style-name="Default" style:data-style-name="N0">
      <style:table-cell-properties fo:background-color="#83d5d9"/>
      <style:text-properties style:text-position=""/>
    </style:style>
    <style:style style:name="ce22" style:family="table-cell" style:parent-style-name="常规_20_3" style:data-style-name="N0">
      <style:table-cell-properties fo:background-color="#83d5d9" style:vertical-align="middle"/>
      <style:text-properties style:text-position="" style:font-name="Liberation Sans11" fo:font-size="11pt" style:font-name-asian="Liberation Sans11" style:font-size-asian="11pt" style:font-name-complex="Liberation Sans11" style:font-size-complex="11pt"/>
    </style:style>
    <style:style style:name="ce23" style:family="table-cell" style:parent-style-name="常规_20_3" style:data-style-name="N0">
      <style:table-cell-properties fo:background-color="#92d050" style:vertical-align="middle"/>
      <style:text-properties style:text-position="" style:font-name="Liberation Sans11" fo:font-size="11pt" style:font-name-asian="Liberation Sans11" style:font-size-asian="11pt" style:font-name-complex="Liberation Sans11" style:font-size-complex="11pt"/>
    </style:style>
    <style:style style:name="ce24" style:family="table-cell" style:parent-style-name="常规_20_3" style:data-style-name="N0">
      <style:table-cell-properties fo:background-color="#ffff00" style:vertical-align="middle"/>
      <style:text-properties style:text-position="" style:font-name="Liberation Sans11" fo:font-size="11pt" style:font-name-asian="Liberation Sans11" style:font-size-asian="11pt" style:font-name-complex="Liberation Sans11" style:font-size-complex="11pt"/>
    </style:style>
    <style:style style:name="ce7" style:family="table-cell" style:parent-style-name="Default" style:data-style-name="N0">
      <style:text-properties style:text-position="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9" style:family="table-cell" style:parent-style-name="Default" style:data-style-name="N0">
      <style:table-cell-properties fo:background-color="#92d050"/>
      <style:text-properties style:text-position=""/>
    </style:style>
    <style:style style:name="ce1" style:family="table-cell" style:parent-style-name="Default" style:data-style-name="N0">
      <style:text-properties style:text-position="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19" style:family="table-cell" style:parent-style-name="Default" style:data-style-name="N0">
      <style:table-cell-properties fo:background-color="#0084d1" style:text-align-source="fix" style:repeat-content="false" fo:border="0.06pt solid #000000" style:vertical-align="top"/>
      <style:paragraph-properties fo:text-align="start" fo:margin-left="0in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ackground-color="#0084d1" style:text-align-source="fix" style:repeat-content="false" fo:border="0.06pt solid #000000" fo:padding-bottom="0.0138in" fo:padding-left="0.0138in" fo:padding-right="0in" fo:padding-top="0.0138in" style:vertical-align="top"/>
      <style:paragraph-properties fo:text-align="end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0099">
      <style:text-properties style:text-position="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34" style:family="table-cell" style:parent-style-name="Default" style:data-style-name="N0">
      <style:table-cell-properties fo:background-color="#92d050"/>
    </style:style>
    <style:style style:name="ce35" style:family="table-cell" style:parent-style-name="Default" style:data-style-name="N0">
      <style:table-cell-properties fo:background-color="#ffff00"/>
    </style:style>
    <style:style style:name="ce36" style:family="table-cell" style:parent-style-name="Default" style:data-style-name="N0">
      <style:table-cell-properties fo:background-color="#00b0f0"/>
    </style:style>
    <style:style style:name="ce37" style:family="table-cell" style:parent-style-name="Default" style:data-style-name="N0">
      <style:table-cell-properties fo:background-color="#bfbfbf"/>
    </style:style>
    <style:style style:name="ce38" style:family="table-cell" style:parent-style-name="Default" style:data-style-name="N0">
      <style:table-cell-properties fo:background-color="#ff9900"/>
    </style:style>
    <style:style style:name="ce39" style:family="table-cell" style:parent-style-name="Default" style:data-style-name="N0">
      <style:table-cell-properties fo:background-color="#00b050"/>
    </style:style>
    <style:style style:name="ce40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in"/>
      <style:text-properties fo:color="#800000"/>
    </style:style>
    <style:style style:name="ce41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0">
      <style:table-cell-properties fo:background-color="#83d5d9"/>
    </style:style>
    <style:style style:name="ce43" style:family="table-cell" style:parent-style-name="常规_20_3" style:data-style-name="N0">
      <style:table-cell-properties fo:background-color="#83d5d9" style:vertical-align="middle"/>
      <style:text-properties style:font-name="Liberation Sans11" fo:font-size="11pt" style:font-name-asian="Liberation Sans11" style:font-size-asian="11pt" style:font-name-complex="Liberation Sans11" style:font-size-complex="11pt"/>
    </style:style>
    <style:style style:name="ce44" style:family="table-cell" style:parent-style-name="常规_20_3" style:data-style-name="N0">
      <style:table-cell-properties fo:background-color="#92d050" style:vertical-align="middle"/>
      <style:text-properties style:font-name="Liberation Sans11" fo:font-size="11pt" style:font-name-asian="Liberation Sans11" style:font-size-asian="11pt" style:font-name-complex="Liberation Sans11" style:font-size-complex="11pt"/>
    </style:style>
    <style:style style:name="ce45" style:family="table-cell" style:parent-style-name="常规_20_3" style:data-style-name="N0">
      <style:table-cell-properties fo:background-color="#ffff00" style:vertical-align="middle"/>
      <style:text-properties style:font-name="Liberation Sans11" fo:font-size="11pt" style:font-name-asian="Liberation Sans11" style:font-size-asian="11pt" style:font-name-complex="Liberation Sans11" style:font-size-complex="11pt"/>
    </style:style>
    <style:style style:name="ce46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47" style:family="table-cell" style:parent-style-name="Default" style:data-style-name="N0">
      <style:table-cell-properties fo:background-color="#0084d1" style:text-align-source="fix" style:repeat-content="false" fo:border="0.06pt solid #000000" style:vertical-align="top"/>
      <style:paragraph-properties fo:text-align="start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0">
      <style:table-cell-properties fo:background-color="#0084d1" style:text-align-source="fix" style:repeat-content="false" fo:border="0.06pt solid #000000" fo:padding-bottom="0.0138in" fo:padding-left="0.0138in" fo:padding-right="0in" fo:padding-top="0.0138in" style:vertical-align="top"/>
      <style:paragraph-properties fo:text-align="end"/>
      <style:text-properties fo:color="#ffffff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10099"/>
  </office:automatic-styles>
  <office:body>
    <office:spreadsheet>
      <table:calculation-settings table:case-sensitive="false" table:search-criteria-must-apply-to-whole-cell="false"/>
      <table:table table:name="Master_File" table:style-name="ta1">
        <table:table-column table:style-name="co20" table:default-cell-style-name="ce32"/>
        <table:table-column table:style-name="co2" table:default-cell-style-name="ce32"/>
        <table:table-column table:style-name="co3" table:number-columns-repeated="1022" table:default-cell-style-name="ce32"/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table/files/LNA_DC_Test.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table/files/LNA_RF_CHAR_Test.od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ftware_Bins" table:style-name="ta1"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2" table:number-columns-repeated="1008" table:default-cell-style-name="ce8"/>
        <table:table-column table:style-name="co3" table:default-cell-style-name="ce8"/>
        <table:table-column table:style-name="co16" table:number-columns-repeated="9" table:default-cell-style-name="ce7"/>
        <table:table-row table:style-name="ro1">
          <table:table-cell table:style-name="ce7" office:value-type="string" calcext:value-type="string">
            <text:p>Software Bin Name</text:p>
          </table:table-cell>
          <table:table-cell table:style-name="ce7" office:value-type="string" calcext:value-type="string">
            <text:p>Software Bin</text:p>
          </table:table-cell>
          <table:table-cell table:style-name="ce7" office:value-type="string" calcext:value-type="string">
            <text:p>Hardware Bin</text:p>
          </table:table-cell>
          <table:table-cell table:style-name="ce7" office:value-type="string" calcext:value-type="string">
            <text:p>Result</text:p>
          </table:table-cell>
          <table:table-cell table:style-name="ce7" office:value-type="string" calcext:value-type="string">
            <text:p>Color</text:p>
          </table:table-cell>
          <table:table-cell table:style-name="ce7" office:value-type="string" calcext:value-type="string">
            <text:p>Priority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assAllTest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OWER_SHORT_VDD1P8_FAILED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OWER_SHORT_VIO_FAILED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OS_POST_VDD1P8_FAILED</text:p>
          </table:table-cell>
          <table:table-cell office:value-type="float" office:value="2030" calcext:value-type="float">
            <text:p>203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OS_POST_VDDIO_FAILED</text:p>
          </table:table-cell>
          <table:table-cell office:value-type="float" office:value="2040" calcext:value-type="float">
            <text:p>204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OS_VSS_FUNC_FAILED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OS_VDD_FUNC_FAILED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OS_VDD_Open_FAILED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OS_VDD_Short_FAILED</text:p>
          </table:table-cell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OS_VSS_Open_FAILED</text:p>
          </table:table-cell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OS_VSS_Short_FAILED</text:p>
          </table:table-cell>
          <table:table-cell office:value-type="float" office:value="2400" calcext:value-type="float">
            <text:p>240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OS_CIK_N_FAILED</text:p>
          </table:table-cell>
          <table:table-cell office:value-type="float" office:value="2030" calcext:value-type="float">
            <text:p>203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OS_DATA_N_FAILED</text:p>
          </table:table-cell>
          <table:table-cell office:value-type="float" office:value="2030" calcext:value-type="float">
            <text:p>203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OS_USID0_N_FAILED</text:p>
          </table:table-cell>
          <table:table-cell office:value-type="float" office:value="2030" calcext:value-type="float">
            <text:p>203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OS_CLK_P_FAILED</text:p>
          </table:table-cell>
          <table:table-cell office:value-type="float" office:value="2080" calcext:value-type="float">
            <text:p>208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OS_DATA_P_FAILED</text:p>
          </table:table-cell>
          <table:table-cell office:value-type="float" office:value="2080" calcext:value-type="float">
            <text:p>208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OS_USID0_P_FAILED</text:p>
          </table:table-cell>
          <table:table-cell office:value-type="float" office:value="2080" calcext:value-type="float">
            <text:p>208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IIH_CLK_FAILED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IIH_DATA_FAILED</text:p>
          </table:table-cell>
          <table:table-cell office:value-type="float" office:value="3010" calcext:value-type="float">
            <text:p>3010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IIH_USID0_FAILED</text:p>
          </table:table-cell>
          <table:table-cell office:value-type="float" office:value="3020" calcext:value-type="float">
            <text:p>3020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IIH_ATEST_FAILED</text:p>
          </table:table-cell>
          <table:table-cell office:value-type="float" office:value="3030" calcext:value-type="float">
            <text:p>3030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IIL_CLK_FAILED</text:p>
          </table:table-cell>
          <table:table-cell office:value-type="float" office:value="3040" calcext:value-type="float">
            <text:p>3040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IIL_DATA_FAILED</text:p>
          </table:table-cell>
          <table:table-cell office:value-type="float" office:value="3050" calcext:value-type="float">
            <text:p>3050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IIL_USID0_FAILED</text:p>
          </table:table-cell>
          <table:table-cell office:value-type="float" office:value="3060" calcext:value-type="float">
            <text:p>3060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IIL_ATEST_FAILED</text:p>
          </table:table-cell>
          <table:table-cell office:value-type="float" office:value="3070" calcext:value-type="float">
            <text:p>3070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GROSS_VDD1P8_FAILED</text:p>
          </table:table-cell>
          <table:table-cell office:value-type="float" office:value="3080" calcext:value-type="float">
            <text:p>3080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GROSS_VIO_FAILED</text:p>
          </table:table-cell>
          <table:table-cell office:value-type="float" office:value="3090" calcext:value-type="float">
            <text:p>3090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LNA_OFF_CURRENT_VDD1P8_FAILED</text:p>
          </table:table-cell>
          <table:table-cell office:value-type="float" office:value="3100" calcext:value-type="float">
            <text:p>3100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LNA_OFF_CURRENT_VDDIO_FAILED</text:p>
          </table:table-cell>
          <table:table-cell office:value-type="float" office:value="3110" calcext:value-type="float">
            <text:p>3110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LOADBOARD_ID_FAILED</text:p>
          </table:table-cell>
          <table:table-cell office:value-type="float" office:value="3120" calcext:value-type="float">
            <text:p>3120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ATEST_CURRENT_FAILED</text:p>
          </table:table-cell>
          <table:table-cell office:value-type="float" office:value="3130" calcext:value-type="float">
            <text:p>3130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HIP_ID_FAILED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RODUCT_ID_FAILED</text:p>
          </table:table-cell>
          <table:table-cell office:value-type="float" office:value="4010" calcext:value-type="float">
            <text:p>401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ANUFACTURER_ID_FAILED</text:p>
          </table:table-cell>
          <table:table-cell office:value-type="float" office:value="4020" calcext:value-type="float">
            <text:p>402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GSID_SET_0_CHECK_FAILED</text:p>
          </table:table-cell>
          <table:table-cell office:value-type="float" office:value="4021" calcext:value-type="float">
            <text:p>4021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IPI_minVoltage_FAILED</text:p>
          </table:table-cell>
          <table:table-cell office:value-type="float" office:value="4024" calcext:value-type="float">
            <text:p>4024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READ_REGISTERS_POR15dB_FAILED</text:p>
          </table:table-cell>
          <table:table-cell office:value-type="float" office:value="4070" calcext:value-type="float">
            <text:p>407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OR_ST_TIME_FAILED</text:p>
          </table:table-cell>
          <table:table-cell office:value-type="float" office:value="4080" calcext:value-type="float">
            <text:p>408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USID_FUNCTION_0_0x18_FAILED</text:p>
          </table:table-cell>
          <table:table-cell office:value-type="float" office:value="4030" calcext:value-type="float">
            <text:p>403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SID_FUNCTION_1_0x1D_FAILED</text:p>
          </table:table-cell>
          <table:table-cell office:value-type="float" office:value="4040" calcext:value-type="float">
            <text:p>404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DFT_13step_001_FAILED</text:p>
          </table:table-cell>
          <table:table-cell office:value-type="float" office:value="4100" calcext:value-type="float">
            <text:p>410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09"/>
          <table:table-cell table:style-name="ce8" table:number-columns-repeated="9"/>
        </table:table-row>
        <table:table-row table:style-name="ro1">
          <table:table-cell table:style-name="ce7" office:value-type="string" calcext:value-type="string">
            <text:p>DFT_FUNCTIONTEST2_FAILED</text:p>
          </table:table-cell>
          <table:table-cell office:value-type="float" office:value="4110" calcext:value-type="float">
            <text:p>411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09"/>
          <table:table-cell table:style-name="ce8" table:number-columns-repeated="9"/>
        </table:table-row>
        <table:table-row table:style-name="ro1">
          <table:table-cell table:style-name="ce7" office:value-type="string" calcext:value-type="string">
            <text:p>DFT_FUNCTIONTEST3_FAILED</text:p>
          </table:table-cell>
          <table:table-cell office:value-type="float" office:value="4120" calcext:value-type="float">
            <text:p>412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09"/>
          <table:table-cell table:style-name="ce8" table:number-columns-repeated="9"/>
        </table:table-row>
        <table:table-row table:style-name="ro1">
          <table:table-cell table:style-name="ce7" office:value-type="string" calcext:value-type="string">
            <text:p>DFT_usid_prg_test_000_FAILED</text:p>
          </table:table-cell>
          <table:table-cell office:value-type="float" office:value="4130" calcext:value-type="float">
            <text:p>413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09"/>
          <table:table-cell table:style-name="ce8" table:number-columns-repeated="9"/>
        </table:table-row>
        <table:table-row table:style-name="ro1">
          <table:table-cell table:style-name="ce7" office:value-type="string" calcext:value-type="string">
            <text:p>DFT_usid_prg_test_001_FAILED</text:p>
          </table:table-cell>
          <table:table-cell office:value-type="float" office:value="4140" calcext:value-type="float">
            <text:p>414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09"/>
          <table:table-cell table:style-name="ce8" table:number-columns-repeated="9"/>
        </table:table-row>
        <table:table-row table:style-name="ro1">
          <table:table-cell table:style-name="ce7"/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DFT_13step_001_POR13dB_FAILED</text:p>
          </table:table-cell>
          <table:table-cell office:value-type="float" office:value="4150" calcext:value-type="float">
            <text:p>415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FT_FUNCTIONTEST2_POR13dB_FAILED</text:p>
          </table:table-cell>
          <table:table-cell office:value-type="float" office:value="4160" calcext:value-type="float">
            <text:p>416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FT_FUNCTIONTEST3_POR13dB_FAILED</text:p>
          </table:table-cell>
          <table:table-cell office:value-type="float" office:value="4170" calcext:value-type="float">
            <text:p>417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FT_usid_prg_test_000_POR13dB_FAILED</text:p>
          </table:table-cell>
          <table:table-cell office:value-type="float" office:value="4180" calcext:value-type="float">
            <text:p>418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FT_usid_prg_test_001_POR13dB_FAILED</text:p>
          </table:table-cell>
          <table:table-cell office:value-type="float" office:value="4190" calcext:value-type="float">
            <text:p>419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DFT_13step_001_POR18dB_FAILED</text:p>
          </table:table-cell>
          <table:table-cell office:value-type="float" office:value="4200" calcext:value-type="float">
            <text:p>420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FT_FUNCTIONTEST2_POR18dB_FAILED</text:p>
          </table:table-cell>
          <table:table-cell office:value-type="float" office:value="4210" calcext:value-type="float">
            <text:p>421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FT_FUNCTIONTEST3_POR18dB_FAILED</text:p>
          </table:table-cell>
          <table:table-cell office:value-type="float" office:value="4220" calcext:value-type="float">
            <text:p>422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FT_usid_prg_test_000_POR18dB_FAILED</text:p>
          </table:table-cell>
          <table:table-cell office:value-type="float" office:value="4230" calcext:value-type="float">
            <text:p>423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FT_usid_prg_test_001_POR18dB_FAILED</text:p>
          </table:table-cell>
          <table:table-cell office:value-type="float" office:value="4240" calcext:value-type="float">
            <text:p>424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LB1_IN1_LB_OUT_B5_HG0_OPA_Gain_HG0_FAILED</text:p>
          </table:table-cell>
          <table:table-cell office:value-type="float" office:value="5011" calcext:value-type="float">
            <text:p>50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B1_IN1_LB_OUT_B5_HG0_OPA_NF_FAILED</text:p>
          </table:table-cell>
          <table:table-cell office:value-type="float" office:value="5012" calcext:value-type="float">
            <text:p>501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B1_IN1_LB_OUT_B5_HG0_OPA_IIP2_FAILED</text:p>
          </table:table-cell>
          <table:table-cell office:value-type="float" office:value="5013" calcext:value-type="float">
            <text:p>501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B1_IN1_LB_OUT_B5_HG0_OPA_IIP3_FAILED</text:p>
          </table:table-cell>
          <table:table-cell office:value-type="float" office:value="5014" calcext:value-type="float">
            <text:p>501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B1_IN1_LB_OUT_B5_HG0_OPA_P1dB_FAILED</text:p>
          </table:table-cell>
          <table:table-cell office:value-type="float" office:value="5015" calcext:value-type="float">
            <text:p>501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1_LB_OUT_B5_HG1_OPA_IDD_FAILED</text:p>
          </table:table-cell>
          <table:table-cell office:value-type="float" office:value="5009" calcext:value-type="float">
            <text:p>500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1_LB_OUT_B5_HG1_OPA_Gain_HG1_FAILED</text:p>
          </table:table-cell>
          <table:table-cell table:style-name="ce16"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1_LB_OUT_B5_HG1_OPA_Gain_Sweep1_FAILED</text:p>
          </table:table-cell>
          <table:table-cell office:value-type="float" office:value="5001" calcext:value-type="float">
            <text:p>500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1_LB_OUT_B5_HG1_OPA_Gain_Sweep2_FAILED</text:p>
          </table:table-cell>
          <table:table-cell office:value-type="float" office:value="5002" calcext:value-type="float">
            <text:p>500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1_LB_OUT_B5_HG1_OPA_Gain_Sweep3_FAILED</text:p>
          </table:table-cell>
          <table:table-cell office:value-type="float" office:value="5003" calcext:value-type="float">
            <text:p>500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1_LB_OUT_B5_HG1_OPA_Gain_Sweep4_FAILED</text:p>
          </table:table-cell>
          <table:table-cell office:value-type="float" office:value="5004" calcext:value-type="float">
            <text:p>500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1_LB_OUT_B5_HG1_OPA_Gain_Sweep5_FAILED</text:p>
          </table:table-cell>
          <table:table-cell office:value-type="float" office:value="5005" calcext:value-type="float">
            <text:p>500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1_LB_OUT_B5_HG1_OPA_P1dB_FAILED</text:p>
          </table:table-cell>
          <table:table-cell office:value-type="float" office:value="5016" calcext:value-type="float">
            <text:p>501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1_LB_OUT_B5_HG1_OPA_IIP2_FAILED</text:p>
          </table:table-cell>
          <table:table-cell office:value-type="float" office:value="5017" calcext:value-type="float">
            <text:p>501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1_LB_OUT_B5_HG1_OPA_IIP3_FAILED</text:p>
          </table:table-cell>
          <table:table-cell office:value-type="float" office:value="5008" calcext:value-type="float">
            <text:p>500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1_LB_OUT_B5_HG1_OPA_NF_FAILED</text:p>
          </table:table-cell>
          <table:table-cell office:value-type="float" office:value="5006" calcext:value-type="float">
            <text:p>50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1_LB_OUT_B5_HG2_OPA_Gain_HG2_FAILED</text:p>
          </table:table-cell>
          <table:table-cell office:value-type="float" office:value="5021" calcext:value-type="float">
            <text:p>502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1_LB_OUT_B5_HG2_OPA_P1dB_FAILED</text:p>
          </table:table-cell>
          <table:table-cell office:value-type="float" office:value="5022" calcext:value-type="float">
            <text:p>502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1_LB_OUT_B5_HG2_OPA_IIP2_FAILED</text:p>
          </table:table-cell>
          <table:table-cell office:value-type="float" office:value="5023" calcext:value-type="float">
            <text:p>502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1_LB_OUT_B5_HG2_OPA_IIP3_FAILED</text:p>
          </table:table-cell>
          <table:table-cell office:value-type="float" office:value="5024" calcext:value-type="float">
            <text:p>502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1_LB_OUT_B5_HG2_OPA_NF_FAILED</text:p>
          </table:table-cell>
          <table:table-cell office:value-type="float" office:value="5025" calcext:value-type="float">
            <text:p>502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1_LB_OUT_B5_LG3_OPA_Gain_LG3_FAILED</text:p>
          </table:table-cell>
          <table:table-cell office:value-type="float" office:value="5026" calcext:value-type="float">
            <text:p>502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1_LB_OUT_B5_LG3_OPA_GSTEP_LG3_FAILED</text:p>
          </table:table-cell>
          <table:table-cell office:value-type="float" office:value="5027" calcext:value-type="float">
            <text:p>502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1_LB_OUT_B5_LG3_OPA_P1dB_FAILED</text:p>
          </table:table-cell>
          <table:table-cell office:value-type="float" office:value="5028" calcext:value-type="float">
            <text:p>502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1_LB_OUT_B5_LG3_OPA_IIP2_FAILED</text:p>
          </table:table-cell>
          <table:table-cell office:value-type="float" office:value="5032" calcext:value-type="float">
            <text:p>503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1_LB_OUT_B5_LG3_OPA_IIP3_FAILED</text:p>
          </table:table-cell>
          <table:table-cell office:value-type="float" office:value="5033" calcext:value-type="float">
            <text:p>503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1_LB_OUT_B5_LG3_OPA_NF_FAILED</text:p>
          </table:table-cell>
          <table:table-cell office:value-type="float" office:value="5034" calcext:value-type="float">
            <text:p>503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1_LB_OUT_B5_LG4_OPA_Gain_LG4_FAILED</text:p>
          </table:table-cell>
          <table:table-cell office:value-type="float" office:value="5035" calcext:value-type="float">
            <text:p>503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1_LB_OUT_B5_LG4_OPA_GSTEP_LG4_FAILED</text:p>
          </table:table-cell>
          <table:table-cell office:value-type="float" office:value="5036" calcext:value-type="float">
            <text:p>503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1_LB_OUT_B5_LG4_OPA_P1dB_FAILED</text:p>
          </table:table-cell>
          <table:table-cell office:value-type="float" office:value="5037" calcext:value-type="float">
            <text:p>503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1_LB_OUT_B5_LG4_OPA_IIP2_FAILED</text:p>
          </table:table-cell>
          <table:table-cell office:value-type="float" office:value="5038" calcext:value-type="float">
            <text:p>503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1_LB_OUT_B5_LG4_OPA_IIP3_FAILED</text:p>
          </table:table-cell>
          <table:table-cell office:value-type="float" office:value="5039" calcext:value-type="float">
            <text:p>503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1_LB_OUT_B5_LG4_OPA_NF_FAILED</text:p>
          </table:table-cell>
          <table:table-cell office:value-type="float" office:value="5042" calcext:value-type="float">
            <text:p>504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1_LB_OUT_B5_LP_OPA_IDD_FAILED</text:p>
          </table:table-cell>
          <table:table-cell office:value-type="float" office:value="5019" calcext:value-type="float">
            <text:p>501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1_LB_OUT_B5_LP_OPA_Gain_MLP_FAILED</text:p>
          </table:table-cell>
          <table:table-cell table:style-name="ce16" office:value-type="float" office:value="5010" calcext:value-type="float">
            <text:p>501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1_LB_OUT_B5_LP_OPA_P1dB_FAILED</text:p>
          </table:table-cell>
          <table:table-cell office:value-type="float" office:value="5043" calcext:value-type="float">
            <text:p>504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1_LB_OUT_B5_LP_OPA_LF_Rej_FAILED</text:p>
          </table:table-cell>
          <table:table-cell office:value-type="float" office:value="5044" calcext:value-type="float">
            <text:p>504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1_LB_OUT_B5_LP_OPA_IIP2_FAILED</text:p>
          </table:table-cell>
          <table:table-cell office:value-type="float" office:value="5045" calcext:value-type="float">
            <text:p>504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1_LB_OUT_B5_LP_OPA_IIP3_FAILED</text:p>
          </table:table-cell>
          <table:table-cell office:value-type="float" office:value="5018" calcext:value-type="float">
            <text:p>501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LB1_IN1_LB_OUT_B5_HG1_OPB_IDD_FAILED</text:p>
          </table:table-cell>
          <table:table-cell office:value-type="float" office:value="5029" calcext:value-type="float">
            <text:p>502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LB1_IN1_LB_OUT_B5_HG1_OPB_Gain_HG1_FAILED</text:p>
          </table:table-cell>
          <table:table-cell table:style-name="ce16" office:value-type="float" office:value="5020" calcext:value-type="float">
            <text:p>502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1_LB_OUT_B5_LG_OPA_Gain_LG3_FAILED</text:p>
          </table:table-cell>
          <table:table-cell table:style-name="ce16" office:value-type="float" office:value="5030" calcext:value-type="float">
            <text:p>503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1_LB_OUT_B5_LG_OPA_Gain_LG4_FAILED</text:p>
          </table:table-cell>
          <table:table-cell table:style-name="ce16" office:value-type="float" office:value="5040" calcext:value-type="float">
            <text:p>504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1_LB_OUT_B5_LG_OPA_GSTEP_LG3_FAILED</text:p>
          </table:table-cell>
          <table:table-cell office:value-type="float" office:value="5031" calcext:value-type="float">
            <text:p>503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1_LB_OUT_B5_LG_OPA_GSTEP_LG4_FAILED</text:p>
          </table:table-cell>
          <table:table-cell office:value-type="float" office:value="5041" calcext:value-type="float">
            <text:p>504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9" office:value-type="string" calcext:value-type="string">
            <text:p>LB1_IN2_LB_OUT_B28_HG0_OPA_Gain_HG0_FAILED</text:p>
          </table:table-cell>
          <table:table-cell office:value-type="float" office:value="5061" calcext:value-type="float">
            <text:p>506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B1_IN2_LB_OUT_B28_HG0_OPA_NF_FAILED</text:p>
          </table:table-cell>
          <table:table-cell office:value-type="float" office:value="5062" calcext:value-type="float">
            <text:p>506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B1_IN2_LB_OUT_B28_HG0_OPA_IIP2_FAILED</text:p>
          </table:table-cell>
          <table:table-cell office:value-type="float" office:value="5063" calcext:value-type="float">
            <text:p>506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B1_IN2_LB_OUT_B28_HG0_OPA_IIP3_FAILED</text:p>
          </table:table-cell>
          <table:table-cell office:value-type="float" office:value="5064" calcext:value-type="float">
            <text:p>506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B1_IN2_LB_OUT_B28_HG0_OPA_P1dB_FAILED</text:p>
          </table:table-cell>
          <table:table-cell office:value-type="float" office:value="5065" calcext:value-type="float">
            <text:p>506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2_LB_OUT_B28_HG1_OPA_IDD_FAILED</text:p>
          </table:table-cell>
          <table:table-cell office:value-type="float" office:value="5059" calcext:value-type="float">
            <text:p>505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2_LB_OUT_B28_HG1_OPA_Gain_HG1_FAILED</text:p>
          </table:table-cell>
          <table:table-cell table:style-name="ce16" office:value-type="float" office:value="5050" calcext:value-type="float">
            <text:p>505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2_LB_OUT_B28_HG1_OPA_Gain_Sweep1_FAILED</text:p>
          </table:table-cell>
          <table:table-cell office:value-type="float" office:value="5051" calcext:value-type="float">
            <text:p>505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2_LB_OUT_B28_HG1_OPA_Gain_Sweep2_FAILED</text:p>
          </table:table-cell>
          <table:table-cell office:value-type="float" office:value="5052" calcext:value-type="float">
            <text:p>505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2_LB_OUT_B28_HG1_OPA_Gain_Sweep3_FAILED</text:p>
          </table:table-cell>
          <table:table-cell office:value-type="float" office:value="5053" calcext:value-type="float">
            <text:p>505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2_LB_OUT_B28_HG1_OPA_Gain_Sweep4_FAILED</text:p>
          </table:table-cell>
          <table:table-cell office:value-type="float" office:value="5054" calcext:value-type="float">
            <text:p>505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2_LB_OUT_B28_HG1_OPA_Gain_Sweep5_FAILED</text:p>
          </table:table-cell>
          <table:table-cell office:value-type="float" office:value="5055" calcext:value-type="float">
            <text:p>505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2_LB_OUT_B28_HG1_OPA_P1dB_FAILED</text:p>
          </table:table-cell>
          <table:table-cell office:value-type="float" office:value="5066" calcext:value-type="float">
            <text:p>506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2_LB_OUT_B28_HG1_OPA_H3_FAILED</text:p>
          </table:table-cell>
          <table:table-cell office:value-type="float" office:value="5057" calcext:value-type="float">
            <text:p>505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2_LB_OUT_B28_HG1_OPA_IIP2_FAILED</text:p>
          </table:table-cell>
          <table:table-cell office:value-type="float" office:value="5067" calcext:value-type="float">
            <text:p>506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2_LB_OUT_B28_HG1_OPA_IIP3_FAILED</text:p>
          </table:table-cell>
          <table:table-cell office:value-type="float" office:value="5058" calcext:value-type="float">
            <text:p>505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2_LB_OUT_B28_HG1_OPA_NF_FAILED</text:p>
          </table:table-cell>
          <table:table-cell office:value-type="float" office:value="5056" calcext:value-type="float">
            <text:p>505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2_LB_OUT_B28_HG2_OPA_Gain_HG2_FAILED</text:p>
          </table:table-cell>
          <table:table-cell office:value-type="float" office:value="5071" calcext:value-type="float">
            <text:p>507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2_LB_OUT_B28_HG2_OPA_P1dB_FAILED</text:p>
          </table:table-cell>
          <table:table-cell office:value-type="float" office:value="5072" calcext:value-type="float">
            <text:p>507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2_LB_OUT_B28_HG2_OPA_IIP2_FAILED</text:p>
          </table:table-cell>
          <table:table-cell office:value-type="float" office:value="5073" calcext:value-type="float">
            <text:p>507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2_LB_OUT_B28_HG2_OPA_IIP3_FAILED</text:p>
          </table:table-cell>
          <table:table-cell office:value-type="float" office:value="5074" calcext:value-type="float">
            <text:p>507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2_LB_OUT_B28_HG2_OPA_NF_FAILED</text:p>
          </table:table-cell>
          <table:table-cell office:value-type="float" office:value="5075" calcext:value-type="float">
            <text:p>507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2_LB_OUT_B28_LG3_OPA_Gain_LG3_FAILED</text:p>
          </table:table-cell>
          <table:table-cell office:value-type="float" office:value="5076" calcext:value-type="float">
            <text:p>507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2_LB_OUT_B28_LG3_OPA_GSTEP_LG3_FAILED</text:p>
          </table:table-cell>
          <table:table-cell office:value-type="float" office:value="5077" calcext:value-type="float">
            <text:p>507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2_LB_OUT_B28_LG3_OPA_P1dB_FAILED</text:p>
          </table:table-cell>
          <table:table-cell office:value-type="float" office:value="5078" calcext:value-type="float">
            <text:p>507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2_LB_OUT_B28_LG3_OPA_IIP2_FAILED</text:p>
          </table:table-cell>
          <table:table-cell office:value-type="float" office:value="5082" calcext:value-type="float">
            <text:p>508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2_LB_OUT_B28_LG3_OPA_IIP3_FAILED</text:p>
          </table:table-cell>
          <table:table-cell office:value-type="float" office:value="5083" calcext:value-type="float">
            <text:p>508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2_LB_OUT_B28_LG3_OPA_NF_FAILED</text:p>
          </table:table-cell>
          <table:table-cell office:value-type="float" office:value="5084" calcext:value-type="float">
            <text:p>508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2_LB_OUT_B28_LG4_OPA_Gain_LG4_FAILED</text:p>
          </table:table-cell>
          <table:table-cell office:value-type="float" office:value="5085" calcext:value-type="float">
            <text:p>508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2_LB_OUT_B28_LG4_OPA_GSTEP_LG4_FAILED</text:p>
          </table:table-cell>
          <table:table-cell office:value-type="float" office:value="5086" calcext:value-type="float">
            <text:p>508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2_LB_OUT_B28_LG4_OPA_P1dB_FAILED</text:p>
          </table:table-cell>
          <table:table-cell office:value-type="float" office:value="5087" calcext:value-type="float">
            <text:p>508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2_LB_OUT_B28_LG4_OPA_IIP2_FAILED</text:p>
          </table:table-cell>
          <table:table-cell office:value-type="float" office:value="5088" calcext:value-type="float">
            <text:p>508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2_LB_OUT_B28_LG4_OPA_IIP3_FAILED</text:p>
          </table:table-cell>
          <table:table-cell office:value-type="float" office:value="5089" calcext:value-type="float">
            <text:p>508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2_LB_OUT_B28_LG4_OPA_NF_FAILED</text:p>
          </table:table-cell>
          <table:table-cell office:value-type="float" office:value="5092" calcext:value-type="float">
            <text:p>509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2_LB_OUT_B28_LP_OPA_IDD_FAILED</text:p>
          </table:table-cell>
          <table:table-cell office:value-type="float" office:value="5069" calcext:value-type="float">
            <text:p>506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2_LB_OUT_B28_LP_OPA_Gain_MLP_FAILED</text:p>
          </table:table-cell>
          <table:table-cell table:style-name="ce16" office:value-type="float" office:value="5060" calcext:value-type="float">
            <text:p>506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2_LB_OUT_B28_LP_OPA_P1dB_FAILED</text:p>
          </table:table-cell>
          <table:table-cell office:value-type="float" office:value="5093" calcext:value-type="float">
            <text:p>509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2_LB_OUT_B28_LP_OPA_LF_Rej_FAILED</text:p>
          </table:table-cell>
          <table:table-cell office:value-type="float" office:value="5094" calcext:value-type="float">
            <text:p>509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2_LB_OUT_B28_LP_OPA_IIP2_FAILED</text:p>
          </table:table-cell>
          <table:table-cell office:value-type="float" office:value="5095" calcext:value-type="float">
            <text:p>509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2_LB_OUT_B28_LP_OPA_IIP3_FAILED</text:p>
          </table:table-cell>
          <table:table-cell office:value-type="float" office:value="5068" calcext:value-type="float">
            <text:p>506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LB1_IN2_LB_OUT_B28_HG1_OPB_IDD_FAILED</text:p>
          </table:table-cell>
          <table:table-cell office:value-type="float" office:value="5079" calcext:value-type="float">
            <text:p>507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LB1_IN2_LB_OUT_B28_HG1_OPB_Gain_HG1_FAILED</text:p>
          </table:table-cell>
          <table:table-cell table:style-name="ce16" office:value-type="float" office:value="5070" calcext:value-type="float">
            <text:p>507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2_LB_OUT_B28_LG_OPA_Gain_LG3_FAILED</text:p>
          </table:table-cell>
          <table:table-cell table:style-name="ce16" office:value-type="float" office:value="5080" calcext:value-type="float">
            <text:p>508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2_LB_OUT_B28_LG_OPA_Gain_LG4_FAILED</text:p>
          </table:table-cell>
          <table:table-cell table:style-name="ce16" office:value-type="float" office:value="5090" calcext:value-type="float">
            <text:p>509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2_LB_OUT_B28_LG_OPA_GSTEP_LG3_FAILED</text:p>
          </table:table-cell>
          <table:table-cell office:value-type="float" office:value="5081" calcext:value-type="float">
            <text:p>508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2_LB_OUT_B28_LG_OPA_GSTEP_LG4_FAILED</text:p>
          </table:table-cell>
          <table:table-cell office:value-type="float" office:value="5091" calcext:value-type="float">
            <text:p>509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9" office:value-type="string" calcext:value-type="string">
            <text:p>LB1_IN3_LB_OUT_B8_HG0_OPA_Gain_HG0_FAILED</text:p>
          </table:table-cell>
          <table:table-cell office:value-type="float" office:value="5111" calcext:value-type="float">
            <text:p>51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B1_IN3_LB_OUT_B8_HG0_OPA_NF_FAILED</text:p>
          </table:table-cell>
          <table:table-cell office:value-type="float" office:value="5112" calcext:value-type="float">
            <text:p>511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B1_IN3_LB_OUT_B8_HG0_OPA_IIP2_FAILED</text:p>
          </table:table-cell>
          <table:table-cell office:value-type="float" office:value="5113" calcext:value-type="float">
            <text:p>511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B1_IN3_LB_OUT_B8_HG0_OPA_IIP3_FAILED</text:p>
          </table:table-cell>
          <table:table-cell office:value-type="float" office:value="5114" calcext:value-type="float">
            <text:p>511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B1_IN3_LB_OUT_B8_HG0_OPA_P1dB_FAILED</text:p>
          </table:table-cell>
          <table:table-cell office:value-type="float" office:value="5115" calcext:value-type="float">
            <text:p>511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3_LB_OUT_B8_HG1_OPA_IDD_FAILED</text:p>
          </table:table-cell>
          <table:table-cell office:value-type="float" office:value="5109" calcext:value-type="float">
            <text:p>510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3_LB_OUT_B8_HG1_OPA_Gain_HG1_FAILED</text:p>
          </table:table-cell>
          <table:table-cell table:style-name="ce16" office:value-type="float" office:value="5100" calcext:value-type="float">
            <text:p>510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3_LB_OUT_B8_HG1_OPA_Gain_Sweep1_FAILED</text:p>
          </table:table-cell>
          <table:table-cell office:value-type="float" office:value="5101" calcext:value-type="float">
            <text:p>510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3_LB_OUT_B8_HG1_OPA_Gain_Sweep2_FAILED</text:p>
          </table:table-cell>
          <table:table-cell office:value-type="float" office:value="5102" calcext:value-type="float">
            <text:p>510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3_LB_OUT_B8_HG1_OPA_Gain_Sweep3_FAILED</text:p>
          </table:table-cell>
          <table:table-cell office:value-type="float" office:value="5103" calcext:value-type="float">
            <text:p>510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3_LB_OUT_B8_HG1_OPA_Gain_Sweep4_FAILED</text:p>
          </table:table-cell>
          <table:table-cell office:value-type="float" office:value="5104" calcext:value-type="float">
            <text:p>510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3_LB_OUT_B8_HG1_OPA_Gain_Sweep5_FAILED</text:p>
          </table:table-cell>
          <table:table-cell office:value-type="float" office:value="5105" calcext:value-type="float">
            <text:p>510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3_LB_OUT_B8_HG1_OPA_P1dB_FAILED</text:p>
          </table:table-cell>
          <table:table-cell office:value-type="float" office:value="5116" calcext:value-type="float">
            <text:p>511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3_LB_OUT_B8_HG1_OPA_H3_FAILED</text:p>
          </table:table-cell>
          <table:table-cell office:value-type="float" office:value="5107" calcext:value-type="float">
            <text:p>510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3_LB_OUT_B8_HG1_OPA_IIP2_FAILED</text:p>
          </table:table-cell>
          <table:table-cell office:value-type="float" office:value="5117" calcext:value-type="float">
            <text:p>511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3_LB_OUT_B8_HG1_OPA_IIP3_FAILED</text:p>
          </table:table-cell>
          <table:table-cell office:value-type="float" office:value="5108" calcext:value-type="float">
            <text:p>510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3_LB_OUT_B8_HG1_OPA_NF_FAILED</text:p>
          </table:table-cell>
          <table:table-cell office:value-type="float" office:value="5106" calcext:value-type="float">
            <text:p>51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3_LB_OUT_B8_HG2_OPA_Gain_HG2_FAILED</text:p>
          </table:table-cell>
          <table:table-cell office:value-type="float" office:value="5121" calcext:value-type="float">
            <text:p>512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3_LB_OUT_B8_HG2_OPA_P1dB_FAILED</text:p>
          </table:table-cell>
          <table:table-cell office:value-type="float" office:value="5122" calcext:value-type="float">
            <text:p>512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3_LB_OUT_B8_HG2_OPA_IIP2_FAILED</text:p>
          </table:table-cell>
          <table:table-cell office:value-type="float" office:value="5123" calcext:value-type="float">
            <text:p>512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3_LB_OUT_B8_HG2_OPA_IIP3_FAILED</text:p>
          </table:table-cell>
          <table:table-cell office:value-type="float" office:value="5124" calcext:value-type="float">
            <text:p>512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3_LB_OUT_B8_HG2_OPA_NF_FAILED</text:p>
          </table:table-cell>
          <table:table-cell office:value-type="float" office:value="5125" calcext:value-type="float">
            <text:p>512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3_LB_OUT_B8_LG3_OPA_Gain_LG3_FAILED</text:p>
          </table:table-cell>
          <table:table-cell office:value-type="float" office:value="5126" calcext:value-type="float">
            <text:p>512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3_LB_OUT_B8_LG3_OPA_GSTEP_LG3_FAILED</text:p>
          </table:table-cell>
          <table:table-cell office:value-type="float" office:value="5127" calcext:value-type="float">
            <text:p>512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3_LB_OUT_B8_LG3_OPA_P1dB_FAILED</text:p>
          </table:table-cell>
          <table:table-cell office:value-type="float" office:value="5128" calcext:value-type="float">
            <text:p>512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3_LB_OUT_B8_LG3_OPA_IIP2_FAILED</text:p>
          </table:table-cell>
          <table:table-cell office:value-type="float" office:value="5132" calcext:value-type="float">
            <text:p>513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3_LB_OUT_B8_LG3_OPA_IIP3_FAILED</text:p>
          </table:table-cell>
          <table:table-cell office:value-type="float" office:value="5133" calcext:value-type="float">
            <text:p>513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3_LB_OUT_B8_LG3_OPA_NF_FAILED</text:p>
          </table:table-cell>
          <table:table-cell office:value-type="float" office:value="5134" calcext:value-type="float">
            <text:p>513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3_LB_OUT_B8_LG4_OPA_Gain_LG4_FAILED</text:p>
          </table:table-cell>
          <table:table-cell office:value-type="float" office:value="5135" calcext:value-type="float">
            <text:p>513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3_LB_OUT_B8_LG4_OPA_GSTEP_LG4_FAILED</text:p>
          </table:table-cell>
          <table:table-cell office:value-type="float" office:value="5136" calcext:value-type="float">
            <text:p>513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3_LB_OUT_B8_LG4_OPA_P1dB_FAILED</text:p>
          </table:table-cell>
          <table:table-cell office:value-type="float" office:value="5137" calcext:value-type="float">
            <text:p>513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3_LB_OUT_B8_LG4_OPA_IIP2_FAILED</text:p>
          </table:table-cell>
          <table:table-cell office:value-type="float" office:value="5138" calcext:value-type="float">
            <text:p>513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3_LB_OUT_B8_LG4_OPA_IIP3_FAILED</text:p>
          </table:table-cell>
          <table:table-cell office:value-type="float" office:value="5139" calcext:value-type="float">
            <text:p>513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3_LB_OUT_B8_LG4_OPA_NF_FAILED</text:p>
          </table:table-cell>
          <table:table-cell office:value-type="float" office:value="5142" calcext:value-type="float">
            <text:p>514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3_LB_OUT_B8_LP_OPA_IDD_FAILED</text:p>
          </table:table-cell>
          <table:table-cell office:value-type="float" office:value="5119" calcext:value-type="float">
            <text:p>511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3_LB_OUT_B8_LP_OPA_Gain_MLP_FAILED</text:p>
          </table:table-cell>
          <table:table-cell table:style-name="ce16" office:value-type="float" office:value="5110" calcext:value-type="float">
            <text:p>511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3_LB_OUT_B8_LP_OPA_P1dB_FAILED</text:p>
          </table:table-cell>
          <table:table-cell office:value-type="float" office:value="5143" calcext:value-type="float">
            <text:p>514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3_LB_OUT_B8_LP_OPA_LF_Rej_FAILED</text:p>
          </table:table-cell>
          <table:table-cell office:value-type="float" office:value="5144" calcext:value-type="float">
            <text:p>514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3_LB_OUT_B8_LP_OPA_IIP2_FAILED</text:p>
          </table:table-cell>
          <table:table-cell office:value-type="float" office:value="5145" calcext:value-type="float">
            <text:p>514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3_LB_OUT_B8_LP_OPA_IIP3_FAILED</text:p>
          </table:table-cell>
          <table:table-cell office:value-type="float" office:value="5118" calcext:value-type="float">
            <text:p>511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LB1_IN3_LB_OUT_B8_HG1_OPB_IDD_FAILED</text:p>
          </table:table-cell>
          <table:table-cell office:value-type="float" office:value="5129" calcext:value-type="float">
            <text:p>512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LB1_IN3_LB_OUT_B8_HG1_OPB_Gain_HG1_FAILED</text:p>
          </table:table-cell>
          <table:table-cell table:style-name="ce16" office:value-type="float" office:value="5120" calcext:value-type="float">
            <text:p>512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3_LB_OUT_B8_LG_OPA_Gain_LG3_FAILED</text:p>
          </table:table-cell>
          <table:table-cell table:style-name="ce16" office:value-type="float" office:value="5130" calcext:value-type="float">
            <text:p>513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3_LB_OUT_B8_LG_OPA_Gain_LG4_FAILED</text:p>
          </table:table-cell>
          <table:table-cell table:style-name="ce16" office:value-type="float" office:value="5140" calcext:value-type="float">
            <text:p>514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3_LB_OUT_B8_LG_OPA_GSTEP_LG3_FAILED</text:p>
          </table:table-cell>
          <table:table-cell office:value-type="float" office:value="5131" calcext:value-type="float">
            <text:p>513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3_LB_OUT_B8_LG_OPA_GSTEP_LG4_FAILED</text:p>
          </table:table-cell>
          <table:table-cell office:value-type="float" office:value="5141" calcext:value-type="float">
            <text:p>514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9" office:value-type="string" calcext:value-type="string">
            <text:p>LB1_IN4_LB_OUT_B13_HG0_OPA_Gain_HG0_FAILED</text:p>
          </table:table-cell>
          <table:table-cell office:value-type="float" office:value="5161" calcext:value-type="float">
            <text:p>516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B1_IN4_LB_OUT_B13_HG0_OPA_NF_FAILED</text:p>
          </table:table-cell>
          <table:table-cell office:value-type="float" office:value="5162" calcext:value-type="float">
            <text:p>516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B1_IN4_LB_OUT_B13_HG0_OPA_IIP2_FAILED</text:p>
          </table:table-cell>
          <table:table-cell office:value-type="float" office:value="5163" calcext:value-type="float">
            <text:p>516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B1_IN4_LB_OUT_B13_HG0_OPA_IIP3_FAILED</text:p>
          </table:table-cell>
          <table:table-cell office:value-type="float" office:value="5164" calcext:value-type="float">
            <text:p>516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B1_IN4_LB_OUT_B13_HG0_OPA_P1dB_FAILED</text:p>
          </table:table-cell>
          <table:table-cell office:value-type="float" office:value="5165" calcext:value-type="float">
            <text:p>516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4_LB_OUT_B13_HG1_OPA_IDD_FAILED</text:p>
          </table:table-cell>
          <table:table-cell office:value-type="float" office:value="5159" calcext:value-type="float">
            <text:p>515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4_LB_OUT_B13_HG1_OPA_Gain_HG1_FAILED</text:p>
          </table:table-cell>
          <table:table-cell table:style-name="ce16" office:value-type="float" office:value="5150" calcext:value-type="float">
            <text:p>515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4_LB_OUT_B13_HG1_OPA_Gain_Sweep1_FAILED</text:p>
          </table:table-cell>
          <table:table-cell office:value-type="float" office:value="5151" calcext:value-type="float">
            <text:p>515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4_LB_OUT_B13_HG1_OPA_Gain_Sweep2_FAILED</text:p>
          </table:table-cell>
          <table:table-cell office:value-type="float" office:value="5152" calcext:value-type="float">
            <text:p>515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4_LB_OUT_B13_HG1_OPA_Gain_Sweep3_FAILED</text:p>
          </table:table-cell>
          <table:table-cell office:value-type="float" office:value="5153" calcext:value-type="float">
            <text:p>515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4_LB_OUT_B13_HG1_OPA_Gain_Sweep4_FAILED</text:p>
          </table:table-cell>
          <table:table-cell office:value-type="float" office:value="5154" calcext:value-type="float">
            <text:p>515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4_LB_OUT_B13_HG1_OPA_Gain_Sweep5_FAILED</text:p>
          </table:table-cell>
          <table:table-cell office:value-type="float" office:value="5155" calcext:value-type="float">
            <text:p>515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4_LB_OUT_B13_HG1_OPA_P1dB_FAILED</text:p>
          </table:table-cell>
          <table:table-cell office:value-type="float" office:value="5166" calcext:value-type="float">
            <text:p>516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4_LB_OUT_B13_HG1_OPA_IIP2_FAILED</text:p>
          </table:table-cell>
          <table:table-cell office:value-type="float" office:value="5167" calcext:value-type="float">
            <text:p>516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4_LB_OUT_B13_HG1_OPA_IIP3_FAILED</text:p>
          </table:table-cell>
          <table:table-cell office:value-type="float" office:value="5158" calcext:value-type="float">
            <text:p>515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4_LB_OUT_B13_HG1_OPA_NF_FAILED</text:p>
          </table:table-cell>
          <table:table-cell office:value-type="float" office:value="5156" calcext:value-type="float">
            <text:p>515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4_LB_OUT_B13_HG2_OPA_Gain_HG2_FAILED</text:p>
          </table:table-cell>
          <table:table-cell office:value-type="float" office:value="5171" calcext:value-type="float">
            <text:p>517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4_LB_OUT_B13_HG2_OPA_P1dB_FAILED</text:p>
          </table:table-cell>
          <table:table-cell office:value-type="float" office:value="5172" calcext:value-type="float">
            <text:p>517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4_LB_OUT_B13_HG2_OPA_IIP2_FAILED</text:p>
          </table:table-cell>
          <table:table-cell office:value-type="float" office:value="5173" calcext:value-type="float">
            <text:p>517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4_LB_OUT_B13_HG2_OPA_IIP3_FAILED</text:p>
          </table:table-cell>
          <table:table-cell office:value-type="float" office:value="5174" calcext:value-type="float">
            <text:p>517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4_LB_OUT_B13_HG2_OPA_NF_FAILED</text:p>
          </table:table-cell>
          <table:table-cell office:value-type="float" office:value="5175" calcext:value-type="float">
            <text:p>517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4_LB_OUT_B13_LG3_OPA_Gain_LG3_FAILED</text:p>
          </table:table-cell>
          <table:table-cell office:value-type="float" office:value="5176" calcext:value-type="float">
            <text:p>517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4_LB_OUT_B13_LG3_OPA_GSTEP_LG3_FAILED</text:p>
          </table:table-cell>
          <table:table-cell office:value-type="float" office:value="5177" calcext:value-type="float">
            <text:p>517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4_LB_OUT_B13_LG3_OPA_P1dB_FAILED</text:p>
          </table:table-cell>
          <table:table-cell office:value-type="float" office:value="5178" calcext:value-type="float">
            <text:p>517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4_LB_OUT_B13_LG3_OPA_IIP2_FAILED</text:p>
          </table:table-cell>
          <table:table-cell office:value-type="float" office:value="5182" calcext:value-type="float">
            <text:p>518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4_LB_OUT_B13_LG3_OPA_IIP3_FAILED</text:p>
          </table:table-cell>
          <table:table-cell office:value-type="float" office:value="5183" calcext:value-type="float">
            <text:p>518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4_LB_OUT_B13_LG3_OPA_NF_FAILED</text:p>
          </table:table-cell>
          <table:table-cell office:value-type="float" office:value="5184" calcext:value-type="float">
            <text:p>518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4_LB_OUT_B13_LG4_OPA_Gain_LG4_FAILED</text:p>
          </table:table-cell>
          <table:table-cell office:value-type="float" office:value="5185" calcext:value-type="float">
            <text:p>518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4_LB_OUT_B13_LG4_OPA_GSTEP_LG4_FAILED</text:p>
          </table:table-cell>
          <table:table-cell office:value-type="float" office:value="5186" calcext:value-type="float">
            <text:p>518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4_LB_OUT_B13_LG4_OPA_P1dB_FAILED</text:p>
          </table:table-cell>
          <table:table-cell office:value-type="float" office:value="5187" calcext:value-type="float">
            <text:p>518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4_LB_OUT_B13_LG4_OPA_IIP2_FAILED</text:p>
          </table:table-cell>
          <table:table-cell office:value-type="float" office:value="5188" calcext:value-type="float">
            <text:p>518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4_LB_OUT_B13_LG4_OPA_IIP3_FAILED</text:p>
          </table:table-cell>
          <table:table-cell office:value-type="float" office:value="5189" calcext:value-type="float">
            <text:p>518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4_LB_OUT_B13_LG4_OPA_NF_FAILED</text:p>
          </table:table-cell>
          <table:table-cell office:value-type="float" office:value="5192" calcext:value-type="float">
            <text:p>519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4_LB_OUT_B13_LP_OPA_IDD_FAILED</text:p>
          </table:table-cell>
          <table:table-cell office:value-type="float" office:value="5169" calcext:value-type="float">
            <text:p>516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4_LB_OUT_B13_LP_OPA_Gain_MLP_FAILED</text:p>
          </table:table-cell>
          <table:table-cell table:style-name="ce16" office:value-type="float" office:value="5160" calcext:value-type="float">
            <text:p>516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4_LB_OUT_B13_LP_OPA_P1dB_FAILED</text:p>
          </table:table-cell>
          <table:table-cell office:value-type="float" office:value="5193" calcext:value-type="float">
            <text:p>519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4_LB_OUT_B13_LP_OPA_LF_Rej_FAILED</text:p>
          </table:table-cell>
          <table:table-cell office:value-type="float" office:value="5194" calcext:value-type="float">
            <text:p>519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4_LB_OUT_B13_LP_OPA_IIP2_FAILED</text:p>
          </table:table-cell>
          <table:table-cell office:value-type="float" office:value="5195" calcext:value-type="float">
            <text:p>519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4_LB_OUT_B13_LP_OPA_IIP3_FAILED</text:p>
          </table:table-cell>
          <table:table-cell office:value-type="float" office:value="5168" calcext:value-type="float">
            <text:p>516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LB1_IN4_LB_OUT_B13_HG1_OPB_IDD_FAILED</text:p>
          </table:table-cell>
          <table:table-cell office:value-type="float" office:value="5179" calcext:value-type="float">
            <text:p>517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LB1_IN4_LB_OUT_B13_HG1_OPB_Gain_HG1_FAILED</text:p>
          </table:table-cell>
          <table:table-cell table:style-name="ce16" office:value-type="float" office:value="5170" calcext:value-type="float">
            <text:p>517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4_LB_OUT_B13_LG_OPA_Gain_LG3_FAILED</text:p>
          </table:table-cell>
          <table:table-cell table:style-name="ce16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4_LB_OUT_B13_LG_OPA_Gain_LG4_FAILED</text:p>
          </table:table-cell>
          <table:table-cell table:style-name="ce16" office:value-type="float" office:value="5190" calcext:value-type="float">
            <text:p>519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4_LB_OUT_B13_LG_OPA_GSTEP_LG3_FAILED</text:p>
          </table:table-cell>
          <table:table-cell office:value-type="float" office:value="5181" calcext:value-type="float">
            <text:p>518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4_LB_OUT_B13_LG_OPA_GSTEP_LG4_FAILED</text:p>
          </table:table-cell>
          <table:table-cell office:value-type="float" office:value="5191" calcext:value-type="float">
            <text:p>519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9" office:value-type="string" calcext:value-type="string">
            <text:p>LB1_IN5_LB_OUT_B20_HG0_OPA_Gain_HG0_FAILED</text:p>
          </table:table-cell>
          <table:table-cell office:value-type="float" office:value="5211" calcext:value-type="float">
            <text:p>52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B1_IN5_LB_OUT_B20_HG0_OPA_NF_FAILED</text:p>
          </table:table-cell>
          <table:table-cell office:value-type="float" office:value="5212" calcext:value-type="float">
            <text:p>521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B1_IN5_LB_OUT_B20_HG0_OPA_IIP2_FAILED</text:p>
          </table:table-cell>
          <table:table-cell office:value-type="float" office:value="5213" calcext:value-type="float">
            <text:p>521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B1_IN5_LB_OUT_B20_HG0_OPA_IIP3_FAILED</text:p>
          </table:table-cell>
          <table:table-cell office:value-type="float" office:value="5214" calcext:value-type="float">
            <text:p>521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B1_IN5_LB_OUT_B20_HG0_OPA_P1dB_FAILED</text:p>
          </table:table-cell>
          <table:table-cell office:value-type="float" office:value="5215" calcext:value-type="float">
            <text:p>521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5_LB_OUT_B20_HG1_OPA_IDD_FAILED</text:p>
          </table:table-cell>
          <table:table-cell office:value-type="float" office:value="5209" calcext:value-type="float">
            <text:p>520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5_LB_OUT_B20_HG1_OPA_Gain_HG1_FAILED</text:p>
          </table:table-cell>
          <table:table-cell table:style-name="ce16" office:value-type="float" office:value="5200" calcext:value-type="float">
            <text:p>520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5_LB_OUT_B20_HG1_OPA_Gain_Sweep1_FAILED</text:p>
          </table:table-cell>
          <table:table-cell office:value-type="float" office:value="5201" calcext:value-type="float">
            <text:p>520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5_LB_OUT_B20_HG1_OPA_Gain_Sweep2_FAILED</text:p>
          </table:table-cell>
          <table:table-cell office:value-type="float" office:value="5202" calcext:value-type="float">
            <text:p>520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5_LB_OUT_B20_HG1_OPA_Gain_Sweep3_FAILED</text:p>
          </table:table-cell>
          <table:table-cell office:value-type="float" office:value="5203" calcext:value-type="float">
            <text:p>520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5_LB_OUT_B20_HG1_OPA_Gain_Sweep4_FAILED</text:p>
          </table:table-cell>
          <table:table-cell office:value-type="float" office:value="5204" calcext:value-type="float">
            <text:p>520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5_LB_OUT_B20_HG1_OPA_Gain_Sweep5_FAILED</text:p>
          </table:table-cell>
          <table:table-cell office:value-type="float" office:value="5205" calcext:value-type="float">
            <text:p>520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5_LB_OUT_B20_HG1_OPA_P1dB_FAILED</text:p>
          </table:table-cell>
          <table:table-cell office:value-type="float" office:value="5216" calcext:value-type="float">
            <text:p>521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5_LB_OUT_B20_HG1_OPA_IIP2_FAILED</text:p>
          </table:table-cell>
          <table:table-cell office:value-type="float" office:value="5217" calcext:value-type="float">
            <text:p>521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5_LB_OUT_B20_HG1_OPA_IIP3_FAILED</text:p>
          </table:table-cell>
          <table:table-cell office:value-type="float" office:value="5208" calcext:value-type="float">
            <text:p>520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5_LB_OUT_B20_HG1_OPA_NF_FAILED</text:p>
          </table:table-cell>
          <table:table-cell office:value-type="float" office:value="5206" calcext:value-type="float">
            <text:p>52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5_LB_OUT_B20_HG2_OPA_Gain_HG2_FAILED</text:p>
          </table:table-cell>
          <table:table-cell office:value-type="float" office:value="5221" calcext:value-type="float">
            <text:p>522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5_LB_OUT_B20_HG2_OPA_P1dB_FAILED</text:p>
          </table:table-cell>
          <table:table-cell office:value-type="float" office:value="5222" calcext:value-type="float">
            <text:p>522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5_LB_OUT_B20_HG2_OPA_IIP2_FAILED</text:p>
          </table:table-cell>
          <table:table-cell office:value-type="float" office:value="5223" calcext:value-type="float">
            <text:p>522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5_LB_OUT_B20_HG2_OPA_IIP3_FAILED</text:p>
          </table:table-cell>
          <table:table-cell office:value-type="float" office:value="5224" calcext:value-type="float">
            <text:p>522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B1_IN5_LB_OUT_B20_HG2_OPA_NF_FAILED</text:p>
          </table:table-cell>
          <table:table-cell office:value-type="float" office:value="5225" calcext:value-type="float">
            <text:p>522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5_LB_OUT_B20_LG3_OPA_Gain_LG3_FAILED</text:p>
          </table:table-cell>
          <table:table-cell office:value-type="float" office:value="5226" calcext:value-type="float">
            <text:p>522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5_LB_OUT_B20_LG3_OPA_GSTEP_LG3_FAILED</text:p>
          </table:table-cell>
          <table:table-cell office:value-type="float" office:value="5227" calcext:value-type="float">
            <text:p>522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5_LB_OUT_B20_LG3_OPA_P1dB_FAILED</text:p>
          </table:table-cell>
          <table:table-cell office:value-type="float" office:value="5228" calcext:value-type="float">
            <text:p>522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5_LB_OUT_B20_LG3_OPA_IIP2_FAILED</text:p>
          </table:table-cell>
          <table:table-cell office:value-type="float" office:value="5232" calcext:value-type="float">
            <text:p>523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5_LB_OUT_B20_LG3_OPA_IIP3_FAILED</text:p>
          </table:table-cell>
          <table:table-cell office:value-type="float" office:value="5233" calcext:value-type="float">
            <text:p>523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5_LB_OUT_B20_LG3_OPA_NF_FAILED</text:p>
          </table:table-cell>
          <table:table-cell office:value-type="float" office:value="5234" calcext:value-type="float">
            <text:p>523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5_LB_OUT_B20_LG4_OPA_Gain_LG4_FAILED</text:p>
          </table:table-cell>
          <table:table-cell office:value-type="float" office:value="5235" calcext:value-type="float">
            <text:p>523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5_LB_OUT_B20_LG4_OPA_GSTEP_LG4_FAILED</text:p>
          </table:table-cell>
          <table:table-cell office:value-type="float" office:value="5236" calcext:value-type="float">
            <text:p>523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5_LB_OUT_B20_LG4_OPA_P1dB_FAILED</text:p>
          </table:table-cell>
          <table:table-cell office:value-type="float" office:value="5237" calcext:value-type="float">
            <text:p>523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5_LB_OUT_B20_LG4_OPA_IIP2_FAILED</text:p>
          </table:table-cell>
          <table:table-cell office:value-type="float" office:value="5238" calcext:value-type="float">
            <text:p>523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5_LB_OUT_B20_LG4_OPA_IIP3_FAILED</text:p>
          </table:table-cell>
          <table:table-cell office:value-type="float" office:value="5239" calcext:value-type="float">
            <text:p>523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5_LB_OUT_B20_LG4_OPA_NF_FAILED</text:p>
          </table:table-cell>
          <table:table-cell office:value-type="float" office:value="5242" calcext:value-type="float">
            <text:p>524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5_LB_OUT_B20_LP_OPA_IDD_FAILED</text:p>
          </table:table-cell>
          <table:table-cell office:value-type="float" office:value="5219" calcext:value-type="float">
            <text:p>521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5_LB_OUT_B20_LP_OPA_Gain_MLP_FAILED</text:p>
          </table:table-cell>
          <table:table-cell table:style-name="ce16" office:value-type="float" office:value="5210" calcext:value-type="float">
            <text:p>521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5_LB_OUT_B20_LP_OPA_P1dB_FAILED</text:p>
          </table:table-cell>
          <table:table-cell office:value-type="float" office:value="5243" calcext:value-type="float">
            <text:p>524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5_LB_OUT_B20_LP_OPA_LF_Rej_FAILED</text:p>
          </table:table-cell>
          <table:table-cell office:value-type="float" office:value="5244" calcext:value-type="float">
            <text:p>524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5_LB_OUT_B20_LP_OPA_IIP2_FAILED</text:p>
          </table:table-cell>
          <table:table-cell office:value-type="float" office:value="5245" calcext:value-type="float">
            <text:p>524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B1_IN5_LB_OUT_B20_LP_OPA_IIP3_FAILED</text:p>
          </table:table-cell>
          <table:table-cell office:value-type="float" office:value="5218" calcext:value-type="float">
            <text:p>521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LB1_IN5_LB_OUT_B20_HG1_OPB_IDD_FAILED</text:p>
          </table:table-cell>
          <table:table-cell office:value-type="float" office:value="5229" calcext:value-type="float">
            <text:p>522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LB1_IN5_LB_OUT_B20_HG1_OPB_Gain_HG1_FAILED</text:p>
          </table:table-cell>
          <table:table-cell table:style-name="ce16" office:value-type="float" office:value="5220" calcext:value-type="float">
            <text:p>522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5_LB_OUT_B20_LG_OPA_Gain_LG3_FAILED</text:p>
          </table:table-cell>
          <table:table-cell table:style-name="ce16" office:value-type="float" office:value="5230" calcext:value-type="float">
            <text:p>523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5_LB_OUT_B20_LG_OPA_Gain_LG4_FAILED</text:p>
          </table:table-cell>
          <table:table-cell table:style-name="ce16" office:value-type="float" office:value="5240" calcext:value-type="float">
            <text:p>524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5_LB_OUT_B20_LG_OPA_GSTEP_LG3_FAILED</text:p>
          </table:table-cell>
          <table:table-cell office:value-type="float" office:value="5231" calcext:value-type="float">
            <text:p>523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B1_IN5_LB_OUT_B20_LG_OPA_GSTEP_LG4_FAILED</text:p>
          </table:table-cell>
          <table:table-cell office:value-type="float" office:value="5241" calcext:value-type="float">
            <text:p>524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9" office:value-type="string" calcext:value-type="string">
            <text:p>MB1_IN1_MHB1_OUT_B40_HG0_OPA_Gain_HG0_FAILED</text:p>
          </table:table-cell>
          <table:table-cell office:value-type="float" office:value="5261" calcext:value-type="float">
            <text:p>526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1_IN1_MHB1_OUT_B40_HG0_OPA_NF_FAILED</text:p>
          </table:table-cell>
          <table:table-cell office:value-type="float" office:value="5262" calcext:value-type="float">
            <text:p>526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1_IN1_MHB1_OUT_B40_HG0_OPA_IIP3_FAILED</text:p>
          </table:table-cell>
          <table:table-cell office:value-type="float" office:value="5263" calcext:value-type="float">
            <text:p>526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1_IN1_MHB1_OUT_B40_HG0_OPA_P1dB_FAILED</text:p>
          </table:table-cell>
          <table:table-cell office:value-type="float" office:value="5264" calcext:value-type="float">
            <text:p>526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1_MHB1_OUT_B40_HG1_OPA_IDD_FAILED</text:p>
          </table:table-cell>
          <table:table-cell office:value-type="float" office:value="5259" calcext:value-type="float">
            <text:p>525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1_MHB1_OUT_B40_HG1_OPA_Gain_HG1_FAILED</text:p>
          </table:table-cell>
          <table:table-cell table:style-name="ce16" office:value-type="float" office:value="5250" calcext:value-type="float">
            <text:p>525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1_MHB1_OUT_B40_HG1_OPA_Gain_Sweep1_FAILED</text:p>
          </table:table-cell>
          <table:table-cell office:value-type="float" office:value="5251" calcext:value-type="float">
            <text:p>525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1_MHB1_OUT_B40_HG1_OPA_Gain_Sweep2_FAILED</text:p>
          </table:table-cell>
          <table:table-cell office:value-type="float" office:value="5252" calcext:value-type="float">
            <text:p>525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1_MHB1_OUT_B40_HG1_OPA_Gain_Sweep3_FAILED</text:p>
          </table:table-cell>
          <table:table-cell office:value-type="float" office:value="5253" calcext:value-type="float">
            <text:p>525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1_MHB1_OUT_B40_HG1_OPA_Gain_Sweep4_FAILED</text:p>
          </table:table-cell>
          <table:table-cell office:value-type="float" office:value="5254" calcext:value-type="float">
            <text:p>525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1_MHB1_OUT_B40_HG1_OPA_Gain_Sweep5_FAILED</text:p>
          </table:table-cell>
          <table:table-cell office:value-type="float" office:value="5255" calcext:value-type="float">
            <text:p>525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1_MHB1_OUT_B40_HG1_OPA_P1dB_FAILED</text:p>
          </table:table-cell>
          <table:table-cell office:value-type="float" office:value="5265" calcext:value-type="float">
            <text:p>526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1_MHB1_OUT_B40_HG1_OPA_IIP3_FAILED</text:p>
          </table:table-cell>
          <table:table-cell office:value-type="float" office:value="5258" calcext:value-type="float">
            <text:p>525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1_MHB1_OUT_B40_HG1_OPA_NF_FAILED</text:p>
          </table:table-cell>
          <table:table-cell office:value-type="float" office:value="5256" calcext:value-type="float">
            <text:p>525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1_IN1_MHB1_OUT_B40_HG2_OPA_Gain_HG2_FAILED</text:p>
          </table:table-cell>
          <table:table-cell office:value-type="float" office:value="5266" calcext:value-type="float">
            <text:p>526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1_IN1_MHB1_OUT_B40_HG2_OPA_P1dB_FAILED</text:p>
          </table:table-cell>
          <table:table-cell office:value-type="float" office:value="5267" calcext:value-type="float">
            <text:p>526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1_IN1_MHB1_OUT_B40_HG2_OPA_IIP3_FAILED</text:p>
          </table:table-cell>
          <table:table-cell office:value-type="float" office:value="5271" calcext:value-type="float">
            <text:p>527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1_IN1_MHB1_OUT_B40_HG2_OPA_NF_FAILED</text:p>
          </table:table-cell>
          <table:table-cell office:value-type="float" office:value="5272" calcext:value-type="float">
            <text:p>527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1_MHB1_OUT_B40_LG3_OPA_Gain_LG3_FAILED</text:p>
          </table:table-cell>
          <table:table-cell office:value-type="float" office:value="5273" calcext:value-type="float">
            <text:p>527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1_MHB1_OUT_B40_LG3_OPA_GSTEP_LG3_FAILED</text:p>
          </table:table-cell>
          <table:table-cell office:value-type="float" office:value="5274" calcext:value-type="float">
            <text:p>527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1_MHB1_OUT_B40_LG3_OPA_P1dB_FAILED</text:p>
          </table:table-cell>
          <table:table-cell office:value-type="float" office:value="5275" calcext:value-type="float">
            <text:p>527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1_MHB1_OUT_B40_LG3_OPA_IIP3_FAILED</text:p>
          </table:table-cell>
          <table:table-cell office:value-type="float" office:value="5276" calcext:value-type="float">
            <text:p>527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1_MHB1_OUT_B40_LG3_OPA_NF_FAILED</text:p>
          </table:table-cell>
          <table:table-cell office:value-type="float" office:value="5277" calcext:value-type="float">
            <text:p>527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1_MHB1_OUT_B40_LG4_OPA_Gain_LG4_FAILED</text:p>
          </table:table-cell>
          <table:table-cell office:value-type="float" office:value="5278" calcext:value-type="float">
            <text:p>527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1_MHB1_OUT_B40_LG4_OPA_GSTEP_LG4_FAILED</text:p>
          </table:table-cell>
          <table:table-cell office:value-type="float" office:value="5282" calcext:value-type="float">
            <text:p>528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1_MHB1_OUT_B40_LG4_OPA_P1dB_FAILED</text:p>
          </table:table-cell>
          <table:table-cell office:value-type="float" office:value="5283" calcext:value-type="float">
            <text:p>528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1_MHB1_OUT_B40_LG4_OPA_IIP3_FAILED</text:p>
          </table:table-cell>
          <table:table-cell office:value-type="float" office:value="5284" calcext:value-type="float">
            <text:p>528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1_MHB1_OUT_B40_LG4_OPA_NF_FAILED</text:p>
          </table:table-cell>
          <table:table-cell office:value-type="float" office:value="5285" calcext:value-type="float">
            <text:p>528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1_IN1_MHB1_OUT_B40_LP_OPA_IDD_FAILED</text:p>
          </table:table-cell>
          <table:table-cell office:value-type="float" office:value="5269" calcext:value-type="float">
            <text:p>526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1_IN1_MHB1_OUT_B40_LP_OPA_Gain_MLP_FAILED</text:p>
          </table:table-cell>
          <table:table-cell table:style-name="ce16" office:value-type="float" office:value="5260" calcext:value-type="float">
            <text:p>526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1_IN1_MHB1_OUT_B40_LP_OPA_P1dB_FAILED</text:p>
          </table:table-cell>
          <table:table-cell office:value-type="float" office:value="5286" calcext:value-type="float">
            <text:p>528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1_IN1_MHB1_OUT_B40_LP_OPA_LF_Rej_FAILED</text:p>
          </table:table-cell>
          <table:table-cell office:value-type="float" office:value="5287" calcext:value-type="float">
            <text:p>528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1_IN1_MHB1_OUT_B40_LP_OPA_IIP3_FAILED</text:p>
          </table:table-cell>
          <table:table-cell office:value-type="float" office:value="5268" calcext:value-type="float">
            <text:p>526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B1_IN1_MHB1_OUT_B40_HG1_OPB_IDD_FAILED</text:p>
          </table:table-cell>
          <table:table-cell office:value-type="float" office:value="5279" calcext:value-type="float">
            <text:p>527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B1_IN1_MHB1_OUT_B40_HG1_OPB_Gain_HG1_FAILED</text:p>
          </table:table-cell>
          <table:table-cell table:style-name="ce16" office:value-type="float" office:value="5270" calcext:value-type="float">
            <text:p>527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1_MHB1_OUT_B40_LG_OPA_Gain_LG3_FAILED</text:p>
          </table:table-cell>
          <table:table-cell table:style-name="ce16" office:value-type="float" office:value="5280" calcext:value-type="float">
            <text:p>528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1_MHB1_OUT_B40_LG_OPA_Gain_LG4_FAILED</text:p>
          </table:table-cell>
          <table:table-cell table:style-name="ce16" office:value-type="float" office:value="5290" calcext:value-type="float">
            <text:p>529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1_MHB1_OUT_B40_LG_OPA_GSTEP_LG3_FAILED</text:p>
          </table:table-cell>
          <table:table-cell office:value-type="float" office:value="5281" calcext:value-type="float">
            <text:p>528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1_MHB1_OUT_B40_LG_OPA_GSTEP_LG4_FAILED</text:p>
          </table:table-cell>
          <table:table-cell office:value-type="float" office:value="5291" calcext:value-type="float">
            <text:p>529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9" office:value-type="string" calcext:value-type="string">
            <text:p>MB1_IN2_MHB1_OUT_B3_HG0_OPA_Gain_HG0_FAILED</text:p>
          </table:table-cell>
          <table:table-cell office:value-type="float" office:value="5311" calcext:value-type="float">
            <text:p>53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1_IN2_MHB1_OUT_B3_HG0_OPA_NF_FAILED</text:p>
          </table:table-cell>
          <table:table-cell office:value-type="float" office:value="5312" calcext:value-type="float">
            <text:p>531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1_IN2_MHB1_OUT_B3_HG0_OPA_IIP2_FAILED</text:p>
          </table:table-cell>
          <table:table-cell office:value-type="float" office:value="5313" calcext:value-type="float">
            <text:p>531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1_IN2_MHB1_OUT_B3_HG0_OPA_IIP3_FAILED</text:p>
          </table:table-cell>
          <table:table-cell office:value-type="float" office:value="5314" calcext:value-type="float">
            <text:p>531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1_IN2_MHB1_OUT_B3_HG0_OPA_P1dB_FAILED</text:p>
          </table:table-cell>
          <table:table-cell office:value-type="float" office:value="5315" calcext:value-type="float">
            <text:p>531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2_MHB1_OUT_B3_HG1_OPA_IDD_FAILED</text:p>
          </table:table-cell>
          <table:table-cell office:value-type="float" office:value="5309" calcext:value-type="float">
            <text:p>530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2_MHB1_OUT_B3_HG1_OPA_Gain_HG1_FAILED</text:p>
          </table:table-cell>
          <table:table-cell table:style-name="ce16" office:value-type="float" office:value="5300" calcext:value-type="float">
            <text:p>530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2_MHB1_OUT_B3_HG1_OPA_Gain_Sweep1_FAILED</text:p>
          </table:table-cell>
          <table:table-cell office:value-type="float" office:value="5301" calcext:value-type="float">
            <text:p>530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2_MHB1_OUT_B3_HG1_OPA_Gain_Sweep2_FAILED</text:p>
          </table:table-cell>
          <table:table-cell office:value-type="float" office:value="5302" calcext:value-type="float">
            <text:p>530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2_MHB1_OUT_B3_HG1_OPA_Gain_Sweep3_FAILED</text:p>
          </table:table-cell>
          <table:table-cell office:value-type="float" office:value="5303" calcext:value-type="float">
            <text:p>530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2_MHB1_OUT_B3_HG1_OPA_Gain_Sweep4_FAILED</text:p>
          </table:table-cell>
          <table:table-cell office:value-type="float" office:value="5304" calcext:value-type="float">
            <text:p>530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2_MHB1_OUT_B3_HG1_OPA_Gain_Sweep5_FAILED</text:p>
          </table:table-cell>
          <table:table-cell office:value-type="float" office:value="5305" calcext:value-type="float">
            <text:p>530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2_MHB1_OUT_B3_HG1_OPA_P1dB_FAILED</text:p>
          </table:table-cell>
          <table:table-cell office:value-type="float" office:value="5316" calcext:value-type="float">
            <text:p>531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2_MHB1_OUT_B3_HG1_OPA_H3_FAILED</text:p>
          </table:table-cell>
          <table:table-cell office:value-type="float" office:value="5307" calcext:value-type="float">
            <text:p>530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2_MHB1_OUT_B3_HG1_OPA_IIP2_FAILED</text:p>
          </table:table-cell>
          <table:table-cell office:value-type="float" office:value="5317" calcext:value-type="float">
            <text:p>531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2_MHB1_OUT_B3_HG1_OPA_IIP3_FAILED</text:p>
          </table:table-cell>
          <table:table-cell office:value-type="float" office:value="5308" calcext:value-type="float">
            <text:p>530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2_MHB1_OUT_B3_HG1_OPA_NF_FAILED</text:p>
          </table:table-cell>
          <table:table-cell office:value-type="float" office:value="5306" calcext:value-type="float">
            <text:p>53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1_IN2_MHB1_OUT_B3_HG2_OPA_Gain_HG2_FAILED</text:p>
          </table:table-cell>
          <table:table-cell office:value-type="float" office:value="5321" calcext:value-type="float">
            <text:p>532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1_IN2_MHB1_OUT_B3_HG2_OPA_P1dB_FAILED</text:p>
          </table:table-cell>
          <table:table-cell office:value-type="float" office:value="5322" calcext:value-type="float">
            <text:p>532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1_IN2_MHB1_OUT_B3_HG2_OPA_IIP2_FAILED</text:p>
          </table:table-cell>
          <table:table-cell office:value-type="float" office:value="5323" calcext:value-type="float">
            <text:p>532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1_IN2_MHB1_OUT_B3_HG2_OPA_IIP3_FAILED</text:p>
          </table:table-cell>
          <table:table-cell office:value-type="float" office:value="5324" calcext:value-type="float">
            <text:p>532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1_IN2_MHB1_OUT_B3_HG2_OPA_NF_FAILED</text:p>
          </table:table-cell>
          <table:table-cell office:value-type="float" office:value="5325" calcext:value-type="float">
            <text:p>532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2_MHB1_OUT_B3_LG3_OPA_Gain_LG3_FAILED</text:p>
          </table:table-cell>
          <table:table-cell office:value-type="float" office:value="5326" calcext:value-type="float">
            <text:p>532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2_MHB1_OUT_B3_LG3_OPA_GSTEP_LG3_FAILED</text:p>
          </table:table-cell>
          <table:table-cell office:value-type="float" office:value="5327" calcext:value-type="float">
            <text:p>532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2_MHB1_OUT_B3_LG3_OPA_P1dB_FAILED</text:p>
          </table:table-cell>
          <table:table-cell office:value-type="float" office:value="5328" calcext:value-type="float">
            <text:p>532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2_MHB1_OUT_B3_LG3_OPA_IIP2_FAILED</text:p>
          </table:table-cell>
          <table:table-cell office:value-type="float" office:value="5332" calcext:value-type="float">
            <text:p>533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2_MHB1_OUT_B3_LG3_OPA_IIP3_FAILED</text:p>
          </table:table-cell>
          <table:table-cell office:value-type="float" office:value="5333" calcext:value-type="float">
            <text:p>533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2_MHB1_OUT_B3_LG3_OPA_NF_FAILED</text:p>
          </table:table-cell>
          <table:table-cell office:value-type="float" office:value="5334" calcext:value-type="float">
            <text:p>533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2_MHB1_OUT_B3_LG4_OPA_Gain_LG4_FAILED</text:p>
          </table:table-cell>
          <table:table-cell office:value-type="float" office:value="5335" calcext:value-type="float">
            <text:p>533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2_MHB1_OUT_B3_LG4_OPA_GSTEP_LG4_FAILED</text:p>
          </table:table-cell>
          <table:table-cell office:value-type="float" office:value="5336" calcext:value-type="float">
            <text:p>533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2_MHB1_OUT_B3_LG4_OPA_P1dB_FAILED</text:p>
          </table:table-cell>
          <table:table-cell office:value-type="float" office:value="5337" calcext:value-type="float">
            <text:p>533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2_MHB1_OUT_B3_LG4_OPA_IIP2_FAILED</text:p>
          </table:table-cell>
          <table:table-cell office:value-type="float" office:value="5338" calcext:value-type="float">
            <text:p>533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2_MHB1_OUT_B3_LG4_OPA_IIP3_FAILED</text:p>
          </table:table-cell>
          <table:table-cell office:value-type="float" office:value="5339" calcext:value-type="float">
            <text:p>533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2_MHB1_OUT_B3_LG4_OPA_NF_FAILED</text:p>
          </table:table-cell>
          <table:table-cell office:value-type="float" office:value="5342" calcext:value-type="float">
            <text:p>534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1_IN2_MHB1_OUT_B3_LP_OPA_IDD_FAILED</text:p>
          </table:table-cell>
          <table:table-cell office:value-type="float" office:value="5319" calcext:value-type="float">
            <text:p>531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1_IN2_MHB1_OUT_B3_LP_OPA_Gain_MLP_FAILED</text:p>
          </table:table-cell>
          <table:table-cell table:style-name="ce16" office:value-type="float" office:value="5310" calcext:value-type="float">
            <text:p>531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1_IN2_MHB1_OUT_B3_LP_OPA_P1dB_FAILED</text:p>
          </table:table-cell>
          <table:table-cell office:value-type="float" office:value="5343" calcext:value-type="float">
            <text:p>534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1_IN2_MHB1_OUT_B3_LP_OPA_LF_Rej_FAILED</text:p>
          </table:table-cell>
          <table:table-cell office:value-type="float" office:value="5344" calcext:value-type="float">
            <text:p>534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1_IN2_MHB1_OUT_B3_LP_OPA_IIP2_FAILED</text:p>
          </table:table-cell>
          <table:table-cell office:value-type="float" office:value="5345" calcext:value-type="float">
            <text:p>534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1_IN2_MHB1_OUT_B3_LP_OPA_IIP3_FAILED</text:p>
          </table:table-cell>
          <table:table-cell office:value-type="float" office:value="5318" calcext:value-type="float">
            <text:p>531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B1_IN2_MHB1_OUT_B3_HG1_OPB_IDD_FAILED</text:p>
          </table:table-cell>
          <table:table-cell office:value-type="float" office:value="5329" calcext:value-type="float">
            <text:p>532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B1_IN2_MHB1_OUT_B3_HG1_OPB_Gain_HG1_FAILED</text:p>
          </table:table-cell>
          <table:table-cell table:style-name="ce16" office:value-type="float" office:value="5320" calcext:value-type="float">
            <text:p>532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2_MHB1_OUT_B3_LG_OPA_Gain_LG3_FAILED</text:p>
          </table:table-cell>
          <table:table-cell table:style-name="ce16" office:value-type="float" office:value="5330" calcext:value-type="float">
            <text:p>533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2_MHB1_OUT_B3_LG_OPA_Gain_LG4_FAILED</text:p>
          </table:table-cell>
          <table:table-cell table:style-name="ce16" office:value-type="float" office:value="5340" calcext:value-type="float">
            <text:p>534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2_MHB1_OUT_B3_LG_OPA_GSTEP_LG3_FAILED</text:p>
          </table:table-cell>
          <table:table-cell office:value-type="float" office:value="5331" calcext:value-type="float">
            <text:p>533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2_MHB1_OUT_B3_LG_OPA_GSTEP_LG4_FAILED</text:p>
          </table:table-cell>
          <table:table-cell office:value-type="float" office:value="5341" calcext:value-type="float">
            <text:p>534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MB1_IN3_MHB1_OUT_B1_HG0_OPA_Gain_HG0_FAILED</text:p>
          </table:table-cell>
          <table:table-cell office:value-type="float" office:value="5361" calcext:value-type="float">
            <text:p>536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1_IN3_MHB1_OUT_B1_HG0_OPA_NF_FAILED</text:p>
          </table:table-cell>
          <table:table-cell office:value-type="float" office:value="5362" calcext:value-type="float">
            <text:p>536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1_IN3_MHB1_OUT_B1_HG0_OPA_IIP2_FAILED</text:p>
          </table:table-cell>
          <table:table-cell office:value-type="float" office:value="5363" calcext:value-type="float">
            <text:p>536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1_IN3_MHB1_OUT_B1_HG0_OPA_IIP3_FAILED</text:p>
          </table:table-cell>
          <table:table-cell office:value-type="float" office:value="5364" calcext:value-type="float">
            <text:p>536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1_IN3_MHB1_OUT_B1_HG0_OPA_P1dB_FAILED</text:p>
          </table:table-cell>
          <table:table-cell office:value-type="float" office:value="5365" calcext:value-type="float">
            <text:p>536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3_MHB1_OUT_B1_HG1_OPA_IDD_FAILED</text:p>
          </table:table-cell>
          <table:table-cell office:value-type="float" office:value="5359" calcext:value-type="float">
            <text:p>535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3_MHB1_OUT_B1_HG1_OPA_Gain_HG1_FAILED</text:p>
          </table:table-cell>
          <table:table-cell table:style-name="ce16" office:value-type="float" office:value="5350" calcext:value-type="float">
            <text:p>535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3_MHB1_OUT_B1_HG1_OPA_Gain_Sweep1_FAILED</text:p>
          </table:table-cell>
          <table:table-cell office:value-type="float" office:value="5351" calcext:value-type="float">
            <text:p>535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3_MHB1_OUT_B1_HG1_OPA_Gain_Sweep2_FAILED</text:p>
          </table:table-cell>
          <table:table-cell office:value-type="float" office:value="5352" calcext:value-type="float">
            <text:p>535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3_MHB1_OUT_B1_HG1_OPA_Gain_Sweep3_FAILED</text:p>
          </table:table-cell>
          <table:table-cell office:value-type="float" office:value="5353" calcext:value-type="float">
            <text:p>535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3_MHB1_OUT_B1_HG1_OPA_Gain_Sweep4_FAILED</text:p>
          </table:table-cell>
          <table:table-cell office:value-type="float" office:value="5354" calcext:value-type="float">
            <text:p>535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3_MHB1_OUT_B1_HG1_OPA_Gain_Sweep5_FAILED</text:p>
          </table:table-cell>
          <table:table-cell office:value-type="float" office:value="5355" calcext:value-type="float">
            <text:p>535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3_MHB1_OUT_B1_HG1_OPA_P1dB_FAILED</text:p>
          </table:table-cell>
          <table:table-cell office:value-type="float" office:value="5366" calcext:value-type="float">
            <text:p>536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3_MHB1_OUT_B1_HG1_OPA_IIP2_FAILED</text:p>
          </table:table-cell>
          <table:table-cell office:value-type="float" office:value="5367" calcext:value-type="float">
            <text:p>536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3_MHB1_OUT_B1_HG1_OPA_IIP3_FAILED</text:p>
          </table:table-cell>
          <table:table-cell office:value-type="float" office:value="5358" calcext:value-type="float">
            <text:p>535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3_MHB1_OUT_B1_HG1_OPA_NF_FAILED</text:p>
          </table:table-cell>
          <table:table-cell office:value-type="float" office:value="5356" calcext:value-type="float">
            <text:p>535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1_IN3_MHB1_OUT_B1_HG2_OPA_Gain_HG2_FAILED</text:p>
          </table:table-cell>
          <table:table-cell office:value-type="float" office:value="5371" calcext:value-type="float">
            <text:p>537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1_IN3_MHB1_OUT_B1_HG2_OPA_P1dB_FAILED</text:p>
          </table:table-cell>
          <table:table-cell office:value-type="float" office:value="5372" calcext:value-type="float">
            <text:p>537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1_IN3_MHB1_OUT_B1_HG2_OPA_IIP2_FAILED</text:p>
          </table:table-cell>
          <table:table-cell office:value-type="float" office:value="5373" calcext:value-type="float">
            <text:p>537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1_IN3_MHB1_OUT_B1_HG2_OPA_IIP3_FAILED</text:p>
          </table:table-cell>
          <table:table-cell office:value-type="float" office:value="5374" calcext:value-type="float">
            <text:p>537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1_IN3_MHB1_OUT_B1_HG2_OPA_NF_FAILED</text:p>
          </table:table-cell>
          <table:table-cell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3_MHB1_OUT_B1_LG3_OPA_Gain_LG3_FAILED</text:p>
          </table:table-cell>
          <table:table-cell office:value-type="float" office:value="5376" calcext:value-type="float">
            <text:p>537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3_MHB1_OUT_B1_LG3_OPA_GSTEP_LG3_FAILED</text:p>
          </table:table-cell>
          <table:table-cell office:value-type="float" office:value="5377" calcext:value-type="float">
            <text:p>537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3_MHB1_OUT_B1_LG3_OPA_P1dB_FAILED</text:p>
          </table:table-cell>
          <table:table-cell office:value-type="float" office:value="5378" calcext:value-type="float">
            <text:p>537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3_MHB1_OUT_B1_LG3_OPA_IIP2_FAILED</text:p>
          </table:table-cell>
          <table:table-cell office:value-type="float" office:value="5382" calcext:value-type="float">
            <text:p>538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3_MHB1_OUT_B1_LG3_OPA_IIP3_FAILED</text:p>
          </table:table-cell>
          <table:table-cell office:value-type="float" office:value="5383" calcext:value-type="float">
            <text:p>538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3_MHB1_OUT_B1_LG3_OPA_NF_FAILED</text:p>
          </table:table-cell>
          <table:table-cell office:value-type="float" office:value="5384" calcext:value-type="float">
            <text:p>538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3_MHB1_OUT_B1_LG4_OPA_Gain_LG4_FAILED</text:p>
          </table:table-cell>
          <table:table-cell office:value-type="float" office:value="5385" calcext:value-type="float">
            <text:p>538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3_MHB1_OUT_B1_LG4_OPA_GSTEP_LG4_FAILED</text:p>
          </table:table-cell>
          <table:table-cell office:value-type="float" office:value="5386" calcext:value-type="float">
            <text:p>538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3_MHB1_OUT_B1_LG4_OPA_P1dB_FAILED</text:p>
          </table:table-cell>
          <table:table-cell office:value-type="float" office:value="5387" calcext:value-type="float">
            <text:p>538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3_MHB1_OUT_B1_LG4_OPA_IIP2_FAILED</text:p>
          </table:table-cell>
          <table:table-cell office:value-type="float" office:value="5388" calcext:value-type="float">
            <text:p>538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3_MHB1_OUT_B1_LG4_OPA_IIP3_FAILED</text:p>
          </table:table-cell>
          <table:table-cell office:value-type="float" office:value="5389" calcext:value-type="float">
            <text:p>538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3_MHB1_OUT_B1_LG4_OPA_NF_FAILED</text:p>
          </table:table-cell>
          <table:table-cell office:value-type="float" office:value="5392" calcext:value-type="float">
            <text:p>539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1_IN3_MHB1_OUT_B1_LP_OPA_IDD_FAILED</text:p>
          </table:table-cell>
          <table:table-cell office:value-type="float" office:value="5369" calcext:value-type="float">
            <text:p>536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1_IN3_MHB1_OUT_B1_LP_OPA_Gain_MLP_FAILED</text:p>
          </table:table-cell>
          <table:table-cell table:style-name="ce16" office:value-type="float" office:value="5360" calcext:value-type="float">
            <text:p>536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1_IN3_MHB1_OUT_B1_LP_OPA_P1dB_FAILED</text:p>
          </table:table-cell>
          <table:table-cell office:value-type="float" office:value="5393" calcext:value-type="float">
            <text:p>539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1_IN3_MHB1_OUT_B1_LP_OPA_LF_Rej_FAILED</text:p>
          </table:table-cell>
          <table:table-cell office:value-type="float" office:value="5394" calcext:value-type="float">
            <text:p>539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1_IN3_MHB1_OUT_B1_LP_OPA_IIP2_FAILED</text:p>
          </table:table-cell>
          <table:table-cell office:value-type="float" office:value="5395" calcext:value-type="float">
            <text:p>539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1_IN3_MHB1_OUT_B1_LP_OPA_IIP3_FAILED</text:p>
          </table:table-cell>
          <table:table-cell office:value-type="float" office:value="5368" calcext:value-type="float">
            <text:p>536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B1_IN3_MHB1_OUT_B1_HG1_OPB_IDD_FAILED</text:p>
          </table:table-cell>
          <table:table-cell office:value-type="float" office:value="5379" calcext:value-type="float">
            <text:p>537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B1_IN3_MHB1_OUT_B1_HG1_OPB_Gain_HG1_FAILED</text:p>
          </table:table-cell>
          <table:table-cell table:style-name="ce16" office:value-type="float" office:value="5370" calcext:value-type="float">
            <text:p>537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3_MHB1_OUT_B1_LG_OPA_Gain_LG3_FAILED</text:p>
          </table:table-cell>
          <table:table-cell table:style-name="ce16" office:value-type="float" office:value="5380" calcext:value-type="float">
            <text:p>538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3_MHB1_OUT_B1_LG_OPA_Gain_LG4_FAILED</text:p>
          </table:table-cell>
          <table:table-cell table:style-name="ce16" office:value-type="float" office:value="5390" calcext:value-type="float">
            <text:p>539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3_MHB1_OUT_B1_LG_OPA_GSTEP_LG3_FAILED</text:p>
          </table:table-cell>
          <table:table-cell office:value-type="float" office:value="5381" calcext:value-type="float">
            <text:p>538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1_IN3_MHB1_OUT_B1_LG_OPA_GSTEP_LG4_FAILED</text:p>
          </table:table-cell>
          <table:table-cell office:value-type="float" office:value="5391" calcext:value-type="float">
            <text:p>539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MB1_IN2_MHB3_OUT_B3_HG1_OPA_Gain_MUX_FAILED</text:p>
          </table:table-cell>
          <table:table-cell table:style-name="ce16" office:value-type="float" office:value="5400" calcext:value-type="float">
            <text:p>540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MB2_IN1_MHB2_OUT_B2_HG0_OPA_Gain_HG0_FAILED</text:p>
          </table:table-cell>
          <table:table-cell office:value-type="float" office:value="5461" calcext:value-type="float">
            <text:p>546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2_IN1_MHB2_OUT_B2_HG0_OPA_NF_FAILED</text:p>
          </table:table-cell>
          <table:table-cell office:value-type="float" office:value="5462" calcext:value-type="float">
            <text:p>546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2_IN1_MHB2_OUT_B2_HG0_OPA_IIP2_FAILED</text:p>
          </table:table-cell>
          <table:table-cell office:value-type="float" office:value="5463" calcext:value-type="float">
            <text:p>546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2_IN1_MHB2_OUT_B2_HG0_OPA_IIP3_FAILED</text:p>
          </table:table-cell>
          <table:table-cell office:value-type="float" office:value="5464" calcext:value-type="float">
            <text:p>546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2_IN1_MHB2_OUT_B2_HG0_OPA_P1dB_FAILED</text:p>
          </table:table-cell>
          <table:table-cell office:value-type="float" office:value="5465" calcext:value-type="float">
            <text:p>546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1_MHB2_OUT_B2_HG1_OPA_IDD_FAILED</text:p>
          </table:table-cell>
          <table:table-cell office:value-type="float" office:value="5459" calcext:value-type="float">
            <text:p>545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1_MHB2_OUT_B2_HG1_OPA_Gain_HG1_FAILED</text:p>
          </table:table-cell>
          <table:table-cell table:style-name="ce16" office:value-type="float" office:value="5450" calcext:value-type="float">
            <text:p>545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1_MHB2_OUT_B2_HG1_OPA_Gain_Sweep1_FAILED</text:p>
          </table:table-cell>
          <table:table-cell office:value-type="float" office:value="5451" calcext:value-type="float">
            <text:p>545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1_MHB2_OUT_B2_HG1_OPA_Gain_Sweep2_FAILED</text:p>
          </table:table-cell>
          <table:table-cell office:value-type="float" office:value="5452" calcext:value-type="float">
            <text:p>545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1_MHB2_OUT_B2_HG1_OPA_Gain_Sweep3_FAILED</text:p>
          </table:table-cell>
          <table:table-cell office:value-type="float" office:value="5453" calcext:value-type="float">
            <text:p>545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1_MHB2_OUT_B2_HG1_OPA_Gain_Sweep4_FAILED</text:p>
          </table:table-cell>
          <table:table-cell office:value-type="float" office:value="5454" calcext:value-type="float">
            <text:p>545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1_MHB2_OUT_B2_HG1_OPA_Gain_Sweep5_FAILED</text:p>
          </table:table-cell>
          <table:table-cell office:value-type="float" office:value="5455" calcext:value-type="float">
            <text:p>545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1_MHB2_OUT_B2_HG1_OPA_P1dB_FAILED</text:p>
          </table:table-cell>
          <table:table-cell office:value-type="float" office:value="5466" calcext:value-type="float">
            <text:p>546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1_MHB2_OUT_B2_HG1_OPA_H3_FAILED</text:p>
          </table:table-cell>
          <table:table-cell office:value-type="float" office:value="5457" calcext:value-type="float">
            <text:p>545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1_MHB2_OUT_B2_HG1_OPA_IIP2_FAILED</text:p>
          </table:table-cell>
          <table:table-cell office:value-type="float" office:value="5467" calcext:value-type="float">
            <text:p>546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1_MHB2_OUT_B2_HG1_OPA_IIP3_FAILED</text:p>
          </table:table-cell>
          <table:table-cell office:value-type="float" office:value="5458" calcext:value-type="float">
            <text:p>545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1_MHB2_OUT_B2_HG1_OPA_NF_FAILED</text:p>
          </table:table-cell>
          <table:table-cell office:value-type="float" office:value="5456" calcext:value-type="float">
            <text:p>545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2_IN1_MHB2_OUT_B2_HG2_OPA_Gain_HG2_FAILED</text:p>
          </table:table-cell>
          <table:table-cell office:value-type="float" office:value="5471" calcext:value-type="float">
            <text:p>547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2_IN1_MHB2_OUT_B2_HG2_OPA_P1dB_FAILED</text:p>
          </table:table-cell>
          <table:table-cell office:value-type="float" office:value="5472" calcext:value-type="float">
            <text:p>547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2_IN1_MHB2_OUT_B2_HG2_OPA_IIP2_FAILED</text:p>
          </table:table-cell>
          <table:table-cell office:value-type="float" office:value="5473" calcext:value-type="float">
            <text:p>547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2_IN1_MHB2_OUT_B2_HG2_OPA_IIP3_FAILED</text:p>
          </table:table-cell>
          <table:table-cell office:value-type="float" office:value="5474" calcext:value-type="float">
            <text:p>547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2_IN1_MHB2_OUT_B2_HG2_OPA_NF_FAILED</text:p>
          </table:table-cell>
          <table:table-cell office:value-type="float" office:value="5475" calcext:value-type="float">
            <text:p>547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1_MHB2_OUT_B2_LG3_OPA_Gain_LG3_FAILED</text:p>
          </table:table-cell>
          <table:table-cell office:value-type="float" office:value="5476" calcext:value-type="float">
            <text:p>547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1_MHB2_OUT_B2_LG3_OPA_GSTEP_LG3_FAILED</text:p>
          </table:table-cell>
          <table:table-cell office:value-type="float" office:value="5477" calcext:value-type="float">
            <text:p>547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1_MHB2_OUT_B2_LG3_OPA_P1dB_FAILED</text:p>
          </table:table-cell>
          <table:table-cell office:value-type="float" office:value="5478" calcext:value-type="float">
            <text:p>547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1_MHB2_OUT_B2_LG3_OPA_IIP2_FAILED</text:p>
          </table:table-cell>
          <table:table-cell office:value-type="float" office:value="5482" calcext:value-type="float">
            <text:p>548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1_MHB2_OUT_B2_LG3_OPA_IIP3_FAILED</text:p>
          </table:table-cell>
          <table:table-cell office:value-type="float" office:value="5483" calcext:value-type="float">
            <text:p>548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1_MHB2_OUT_B2_LG3_OPA_NF_FAILED</text:p>
          </table:table-cell>
          <table:table-cell office:value-type="float" office:value="5484" calcext:value-type="float">
            <text:p>548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1_MHB2_OUT_B2_LG4_OPA_Gain_LG4_FAILED</text:p>
          </table:table-cell>
          <table:table-cell office:value-type="float" office:value="5485" calcext:value-type="float">
            <text:p>548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1_MHB2_OUT_B2_LG4_OPA_GSTEP_LG4_FAILED</text:p>
          </table:table-cell>
          <table:table-cell office:value-type="float" office:value="5486" calcext:value-type="float">
            <text:p>548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1_MHB2_OUT_B2_LG4_OPA_P1dB_FAILED</text:p>
          </table:table-cell>
          <table:table-cell office:value-type="float" office:value="5487" calcext:value-type="float">
            <text:p>548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1_MHB2_OUT_B2_LG4_OPA_IIP2_FAILED</text:p>
          </table:table-cell>
          <table:table-cell office:value-type="float" office:value="5488" calcext:value-type="float">
            <text:p>548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1_MHB2_OUT_B2_LG4_OPA_IIP3_FAILED</text:p>
          </table:table-cell>
          <table:table-cell office:value-type="float" office:value="5489" calcext:value-type="float">
            <text:p>548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1_MHB2_OUT_B2_LG4_OPA_NF_FAILED</text:p>
          </table:table-cell>
          <table:table-cell office:value-type="float" office:value="5492" calcext:value-type="float">
            <text:p>549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2_IN1_MHB2_OUT_B2_LP_OPA_IDD_FAILED</text:p>
          </table:table-cell>
          <table:table-cell office:value-type="float" office:value="5469" calcext:value-type="float">
            <text:p>546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2_IN1_MHB2_OUT_B2_LP_OPA_Gain_MLP_FAILED</text:p>
          </table:table-cell>
          <table:table-cell table:style-name="ce16" office:value-type="float" office:value="5460" calcext:value-type="float">
            <text:p>546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2_IN1_MHB2_OUT_B2_LP_OPA_P1dB_FAILED</text:p>
          </table:table-cell>
          <table:table-cell office:value-type="float" office:value="5493" calcext:value-type="float">
            <text:p>549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2_IN1_MHB2_OUT_B2_LP_OPA_LF_Rej_FAILED</text:p>
          </table:table-cell>
          <table:table-cell office:value-type="float" office:value="5494" calcext:value-type="float">
            <text:p>549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2_IN1_MHB2_OUT_B2_LP_OPA_IIP2_FAILED</text:p>
          </table:table-cell>
          <table:table-cell office:value-type="float" office:value="5495" calcext:value-type="float">
            <text:p>549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2_IN1_MHB2_OUT_B2_LP_OPA_IIP3_FAILED</text:p>
          </table:table-cell>
          <table:table-cell office:value-type="float" office:value="5468" calcext:value-type="float">
            <text:p>546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B2_IN1_MHB2_OUT_B2_HG1_OPB_IDD_FAILED</text:p>
          </table:table-cell>
          <table:table-cell office:value-type="float" office:value="5479" calcext:value-type="float">
            <text:p>547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B2_IN1_MHB2_OUT_B2_HG1_OPB_Gain_HG1_FAILED</text:p>
          </table:table-cell>
          <table:table-cell table:style-name="ce16" office:value-type="float" office:value="5470" calcext:value-type="float">
            <text:p>547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1_MHB2_OUT_B2_LG_OPA_Gain_LG3_FAILED</text:p>
          </table:table-cell>
          <table:table-cell table:style-name="ce16" office:value-type="float" office:value="5480" calcext:value-type="float">
            <text:p>548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1_MHB2_OUT_B2_LG_OPA_Gain_LG4_FAILED</text:p>
          </table:table-cell>
          <table:table-cell table:style-name="ce16" office:value-type="float" office:value="5490" calcext:value-type="float">
            <text:p>549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1_MHB2_OUT_B2_LG_OPA_GSTEP_LG3_FAILED</text:p>
          </table:table-cell>
          <table:table-cell office:value-type="float" office:value="5481" calcext:value-type="float">
            <text:p>548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1_MHB2_OUT_B2_LG_OPA_GSTEP_LG4_FAILED</text:p>
          </table:table-cell>
          <table:table-cell office:value-type="float" office:value="5491" calcext:value-type="float">
            <text:p>549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MB2_IN2_MHB2_OUT_B11_HG0_OPA_Gain_HG0_FAILED</text:p>
          </table:table-cell>
          <table:table-cell office:value-type="float" office:value="5511" calcext:value-type="float">
            <text:p>55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2_IN2_MHB2_OUT_B11_HG0_OPA_NF_FAILED</text:p>
          </table:table-cell>
          <table:table-cell office:value-type="float" office:value="5512" calcext:value-type="float">
            <text:p>551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2_IN2_MHB2_OUT_B11_HG0_OPA_IIP2_FAILED</text:p>
          </table:table-cell>
          <table:table-cell office:value-type="float" office:value="5513" calcext:value-type="float">
            <text:p>551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2_IN2_MHB2_OUT_B11_HG0_OPA_IIP3_FAILED</text:p>
          </table:table-cell>
          <table:table-cell office:value-type="float" office:value="5514" calcext:value-type="float">
            <text:p>551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2_IN2_MHB2_OUT_B11_HG0_OPA_P1dB_FAILED</text:p>
          </table:table-cell>
          <table:table-cell office:value-type="float" office:value="5515" calcext:value-type="float">
            <text:p>551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2_MHB2_OUT_B11_HG1_OPA_IDD_FAILED</text:p>
          </table:table-cell>
          <table:table-cell office:value-type="float" office:value="5509" calcext:value-type="float">
            <text:p>550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2_MHB2_OUT_B11_HG1_OPA_Gain_HG1_FAILED</text:p>
          </table:table-cell>
          <table:table-cell table:style-name="ce16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2_MHB2_OUT_B11_HG1_OPA_Gain_Sweep1_FAILED</text:p>
          </table:table-cell>
          <table:table-cell office:value-type="float" office:value="5501" calcext:value-type="float">
            <text:p>550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2_MHB2_OUT_B11_HG1_OPA_Gain_Sweep2_FAILED</text:p>
          </table:table-cell>
          <table:table-cell office:value-type="float" office:value="5502" calcext:value-type="float">
            <text:p>550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2_MHB2_OUT_B11_HG1_OPA_Gain_Sweep3_FAILED</text:p>
          </table:table-cell>
          <table:table-cell office:value-type="float" office:value="5503" calcext:value-type="float">
            <text:p>550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2_MHB2_OUT_B11_HG1_OPA_Gain_Sweep4_FAILED</text:p>
          </table:table-cell>
          <table:table-cell office:value-type="float" office:value="5504" calcext:value-type="float">
            <text:p>550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2_MHB2_OUT_B11_HG1_OPA_Gain_Sweep5_FAILED</text:p>
          </table:table-cell>
          <table:table-cell office:value-type="float" office:value="5505" calcext:value-type="float">
            <text:p>550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2_MHB2_OUT_B11_HG1_OPA_P1dB_FAILED</text:p>
          </table:table-cell>
          <table:table-cell office:value-type="float" office:value="5516" calcext:value-type="float">
            <text:p>551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2_MHB2_OUT_B11_HG1_OPA_IIP2_FAILED</text:p>
          </table:table-cell>
          <table:table-cell office:value-type="float" office:value="5517" calcext:value-type="float">
            <text:p>551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2_MHB2_OUT_B11_HG1_OPA_IIP3_FAILED</text:p>
          </table:table-cell>
          <table:table-cell office:value-type="float" office:value="5508" calcext:value-type="float">
            <text:p>550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2_MHB2_OUT_B11_HG1_OPA_NF_FAILED</text:p>
          </table:table-cell>
          <table:table-cell office:value-type="float" office:value="5506" calcext:value-type="float">
            <text:p>55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2_IN2_MHB2_OUT_B11_HG2_OPA_Gain_HG2_FAILED</text:p>
          </table:table-cell>
          <table:table-cell office:value-type="float" office:value="5521" calcext:value-type="float">
            <text:p>552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2_IN2_MHB2_OUT_B11_HG2_OPA_P1dB_FAILED</text:p>
          </table:table-cell>
          <table:table-cell office:value-type="float" office:value="5522" calcext:value-type="float">
            <text:p>552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2_IN2_MHB2_OUT_B11_HG2_OPA_IIP2_FAILED</text:p>
          </table:table-cell>
          <table:table-cell office:value-type="float" office:value="5523" calcext:value-type="float">
            <text:p>552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2_IN2_MHB2_OUT_B11_HG2_OPA_IIP3_FAILED</text:p>
          </table:table-cell>
          <table:table-cell office:value-type="float" office:value="5524" calcext:value-type="float">
            <text:p>552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2_IN2_MHB2_OUT_B11_HG2_OPA_NF_FAILED</text:p>
          </table:table-cell>
          <table:table-cell office:value-type="float" office:value="5525" calcext:value-type="float">
            <text:p>552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2_MHB2_OUT_B11_LG3_OPA_Gain_LG3_FAILED</text:p>
          </table:table-cell>
          <table:table-cell office:value-type="float" office:value="5526" calcext:value-type="float">
            <text:p>552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2_MHB2_OUT_B11_LG3_OPA_GSTEP_LG3_FAILED</text:p>
          </table:table-cell>
          <table:table-cell office:value-type="float" office:value="5527" calcext:value-type="float">
            <text:p>552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2_MHB2_OUT_B11_LG3_OPA_P1dB_FAILED</text:p>
          </table:table-cell>
          <table:table-cell office:value-type="float" office:value="5528" calcext:value-type="float">
            <text:p>552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2_MHB2_OUT_B11_LG3_OPA_IIP2_FAILED</text:p>
          </table:table-cell>
          <table:table-cell office:value-type="float" office:value="5532" calcext:value-type="float">
            <text:p>553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2_MHB2_OUT_B11_LG3_OPA_IIP3_FAILED</text:p>
          </table:table-cell>
          <table:table-cell office:value-type="float" office:value="5533" calcext:value-type="float">
            <text:p>553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2_MHB2_OUT_B11_LG3_OPA_NF_FAILED</text:p>
          </table:table-cell>
          <table:table-cell office:value-type="float" office:value="5534" calcext:value-type="float">
            <text:p>553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2_MHB2_OUT_B11_LG4_OPA_Gain_LG4_FAILED</text:p>
          </table:table-cell>
          <table:table-cell office:value-type="float" office:value="5535" calcext:value-type="float">
            <text:p>553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2_MHB2_OUT_B11_LG4_OPA_GSTEP_LG4_FAILED</text:p>
          </table:table-cell>
          <table:table-cell office:value-type="float" office:value="5536" calcext:value-type="float">
            <text:p>553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2_MHB2_OUT_B11_LG4_OPA_P1dB_FAILED</text:p>
          </table:table-cell>
          <table:table-cell office:value-type="float" office:value="5537" calcext:value-type="float">
            <text:p>553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2_MHB2_OUT_B11_LG4_OPA_IIP2_FAILED</text:p>
          </table:table-cell>
          <table:table-cell office:value-type="float" office:value="5538" calcext:value-type="float">
            <text:p>553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2_MHB2_OUT_B11_LG4_OPA_IIP3_FAILED</text:p>
          </table:table-cell>
          <table:table-cell office:value-type="float" office:value="5539" calcext:value-type="float">
            <text:p>553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2_MHB2_OUT_B11_LG4_OPA_NF_FAILED</text:p>
          </table:table-cell>
          <table:table-cell office:value-type="float" office:value="5542" calcext:value-type="float">
            <text:p>554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2_IN2_MHB2_OUT_B11_LP_OPA_IDD_FAILED</text:p>
          </table:table-cell>
          <table:table-cell office:value-type="float" office:value="5519" calcext:value-type="float">
            <text:p>551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2_IN2_MHB2_OUT_B11_LP_OPA_Gain_MLP_FAILED</text:p>
          </table:table-cell>
          <table:table-cell table:style-name="ce16" office:value-type="float" office:value="5510" calcext:value-type="float">
            <text:p>551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2_IN2_MHB2_OUT_B11_LP_OPA_P1dB_FAILED</text:p>
          </table:table-cell>
          <table:table-cell office:value-type="float" office:value="5543" calcext:value-type="float">
            <text:p>554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2_IN2_MHB2_OUT_B11_LP_OPA_LF_Rej_FAILED</text:p>
          </table:table-cell>
          <table:table-cell office:value-type="float" office:value="5544" calcext:value-type="float">
            <text:p>554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2_IN2_MHB2_OUT_B11_LP_OPA_IIP2_FAILED</text:p>
          </table:table-cell>
          <table:table-cell office:value-type="float" office:value="5545" calcext:value-type="float">
            <text:p>554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2_IN2_MHB2_OUT_B11_LP_OPA_IIP3_FAILED</text:p>
          </table:table-cell>
          <table:table-cell office:value-type="float" office:value="5518" calcext:value-type="float">
            <text:p>551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B2_IN2_MHB2_OUT_B11_HG1_OPB_IDD_FAILED</text:p>
          </table:table-cell>
          <table:table-cell office:value-type="float" office:value="5529" calcext:value-type="float">
            <text:p>552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B2_IN2_MHB2_OUT_B11_HG1_OPB_Gain_HG1_FAILED</text:p>
          </table:table-cell>
          <table:table-cell table:style-name="ce16" office:value-type="float" office:value="5520" calcext:value-type="float">
            <text:p>552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2_MHB2_OUT_B11_LG_OPA_Gain_LG3_FAILED</text:p>
          </table:table-cell>
          <table:table-cell table:style-name="ce16" office:value-type="float" office:value="5530" calcext:value-type="float">
            <text:p>553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2_MHB2_OUT_B11_LG_OPA_Gain_LG4_FAILED</text:p>
          </table:table-cell>
          <table:table-cell table:style-name="ce16" office:value-type="float" office:value="5540" calcext:value-type="float">
            <text:p>554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2_MHB2_OUT_B11_LG_OPA_GSTEP_LG3_FAILED</text:p>
          </table:table-cell>
          <table:table-cell office:value-type="float" office:value="5531" calcext:value-type="float">
            <text:p>553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2_MHB2_OUT_B11_LG_OPA_GSTEP_LG4_FAILED</text:p>
          </table:table-cell>
          <table:table-cell office:value-type="float" office:value="5541" calcext:value-type="float">
            <text:p>554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MB2_IN3_MHB2_OUT_B39_HG0_OPA_Gain_HG0_FAILED</text:p>
          </table:table-cell>
          <table:table-cell office:value-type="float" office:value="5561" calcext:value-type="float">
            <text:p>556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2_IN3_MHB2_OUT_B39_HG0_OPA_NF_FAILED</text:p>
          </table:table-cell>
          <table:table-cell office:value-type="float" office:value="5562" calcext:value-type="float">
            <text:p>556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2_IN3_MHB2_OUT_B39_HG0_OPA_IIP3_FAILED</text:p>
          </table:table-cell>
          <table:table-cell office:value-type="float" office:value="5563" calcext:value-type="float">
            <text:p>556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B2_IN3_MHB2_OUT_B39_HG0_OPA_P1dB_FAILED</text:p>
          </table:table-cell>
          <table:table-cell office:value-type="float" office:value="5564" calcext:value-type="float">
            <text:p>556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3_MHB2_OUT_B39_HG1_OPA_IDD_FAILED</text:p>
          </table:table-cell>
          <table:table-cell office:value-type="float" office:value="5559" calcext:value-type="float">
            <text:p>555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3_MHB2_OUT_B39_HG1_OPA_Gain_HG1_FAILED</text:p>
          </table:table-cell>
          <table:table-cell table:style-name="ce16" office:value-type="float" office:value="5550" calcext:value-type="float">
            <text:p>555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3_MHB2_OUT_B39_HG1_OPA_Gain_Sweep1_FAILED</text:p>
          </table:table-cell>
          <table:table-cell office:value-type="float" office:value="5551" calcext:value-type="float">
            <text:p>555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3_MHB2_OUT_B39_HG1_OPA_Gain_Sweep2_FAILED</text:p>
          </table:table-cell>
          <table:table-cell office:value-type="float" office:value="5552" calcext:value-type="float">
            <text:p>555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3_MHB2_OUT_B39_HG1_OPA_Gain_Sweep3_FAILED</text:p>
          </table:table-cell>
          <table:table-cell office:value-type="float" office:value="5553" calcext:value-type="float">
            <text:p>555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3_MHB2_OUT_B39_HG1_OPA_Gain_Sweep4_FAILED</text:p>
          </table:table-cell>
          <table:table-cell office:value-type="float" office:value="5554" calcext:value-type="float">
            <text:p>555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3_MHB2_OUT_B39_HG1_OPA_Gain_Sweep5_FAILED</text:p>
          </table:table-cell>
          <table:table-cell office:value-type="float" office:value="5555" calcext:value-type="float">
            <text:p>555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3_MHB2_OUT_B39_HG1_OPA_P1dB_FAILED</text:p>
          </table:table-cell>
          <table:table-cell office:value-type="float" office:value="5565" calcext:value-type="float">
            <text:p>556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3_MHB2_OUT_B39_HG1_OPA_IIP3_FAILED</text:p>
          </table:table-cell>
          <table:table-cell office:value-type="float" office:value="5558" calcext:value-type="float">
            <text:p>555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3_MHB2_OUT_B39_HG1_OPA_NF_FAILED</text:p>
          </table:table-cell>
          <table:table-cell office:value-type="float" office:value="5556" calcext:value-type="float">
            <text:p>555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2_IN3_MHB2_OUT_B39_HG2_OPA_Gain_HG2_FAILED</text:p>
          </table:table-cell>
          <table:table-cell office:value-type="float" office:value="5566" calcext:value-type="float">
            <text:p>556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2_IN3_MHB2_OUT_B39_HG2_OPA_P1dB_FAILED</text:p>
          </table:table-cell>
          <table:table-cell office:value-type="float" office:value="5567" calcext:value-type="float">
            <text:p>556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2_IN3_MHB2_OUT_B39_HG2_OPA_IIP3_FAILED</text:p>
          </table:table-cell>
          <table:table-cell office:value-type="float" office:value="5571" calcext:value-type="float">
            <text:p>557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B2_IN3_MHB2_OUT_B39_HG2_OPA_NF_FAILED</text:p>
          </table:table-cell>
          <table:table-cell office:value-type="float" office:value="5572" calcext:value-type="float">
            <text:p>557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3_MHB2_OUT_B39_LG3_OPA_Gain_LG3_FAILED</text:p>
          </table:table-cell>
          <table:table-cell office:value-type="float" office:value="5573" calcext:value-type="float">
            <text:p>557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3_MHB2_OUT_B39_LG3_OPA_GSTEP_LG3_FAILED</text:p>
          </table:table-cell>
          <table:table-cell office:value-type="float" office:value="5574" calcext:value-type="float">
            <text:p>557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3_MHB2_OUT_B39_LG3_OPA_P1dB_FAILED</text:p>
          </table:table-cell>
          <table:table-cell office:value-type="float" office:value="5575" calcext:value-type="float">
            <text:p>557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3_MHB2_OUT_B39_LG3_OPA_IIP3_FAILED</text:p>
          </table:table-cell>
          <table:table-cell office:value-type="float" office:value="5576" calcext:value-type="float">
            <text:p>557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3_MHB2_OUT_B39_LG3_OPA_NF_FAILED</text:p>
          </table:table-cell>
          <table:table-cell office:value-type="float" office:value="5577" calcext:value-type="float">
            <text:p>557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3_MHB2_OUT_B39_LG4_OPA_Gain_LG4_FAILED</text:p>
          </table:table-cell>
          <table:table-cell office:value-type="float" office:value="5578" calcext:value-type="float">
            <text:p>557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3_MHB2_OUT_B39_LG4_OPA_GSTEP_LG4_FAILED</text:p>
          </table:table-cell>
          <table:table-cell office:value-type="float" office:value="5582" calcext:value-type="float">
            <text:p>558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3_MHB2_OUT_B39_LG4_OPA_P1dB_FAILED</text:p>
          </table:table-cell>
          <table:table-cell office:value-type="float" office:value="5583" calcext:value-type="float">
            <text:p>558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3_MHB2_OUT_B39_LG4_OPA_IIP3_FAILED</text:p>
          </table:table-cell>
          <table:table-cell office:value-type="float" office:value="5584" calcext:value-type="float">
            <text:p>558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3_MHB2_OUT_B39_LG4_OPA_NF_FAILED</text:p>
          </table:table-cell>
          <table:table-cell office:value-type="float" office:value="5585" calcext:value-type="float">
            <text:p>558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2_IN3_MHB2_OUT_B39_LP_OPA_IDD_FAILED</text:p>
          </table:table-cell>
          <table:table-cell office:value-type="float" office:value="5569" calcext:value-type="float">
            <text:p>556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2_IN3_MHB2_OUT_B39_LP_OPA_Gain_MLP_FAILED</text:p>
          </table:table-cell>
          <table:table-cell table:style-name="ce16" office:value-type="float" office:value="5560" calcext:value-type="float">
            <text:p>556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2_IN3_MHB2_OUT_B39_LP_OPA_P1dB_FAILED</text:p>
          </table:table-cell>
          <table:table-cell office:value-type="float" office:value="5586" calcext:value-type="float">
            <text:p>558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2_IN3_MHB2_OUT_B39_LP_OPA_LF_Rej_FAILED</text:p>
          </table:table-cell>
          <table:table-cell office:value-type="float" office:value="5587" calcext:value-type="float">
            <text:p>558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B2_IN3_MHB2_OUT_B39_LP_OPA_IIP3_FAILED</text:p>
          </table:table-cell>
          <table:table-cell office:value-type="float" office:value="5568" calcext:value-type="float">
            <text:p>556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B2_IN3_MHB2_OUT_B39_HG1_OPB_IDD_FAILED</text:p>
          </table:table-cell>
          <table:table-cell office:value-type="float" office:value="5579" calcext:value-type="float">
            <text:p>557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B2_IN3_MHB2_OUT_B39_HG1_OPB_Gain_HG1_FAILED</text:p>
          </table:table-cell>
          <table:table-cell table:style-name="ce16" office:value-type="float" office:value="5570" calcext:value-type="float">
            <text:p>557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3_MHB2_OUT_B39_LG_OPA_Gain_LG3_FAILED</text:p>
          </table:table-cell>
          <table:table-cell table:style-name="ce16" office:value-type="float" office:value="5580" calcext:value-type="float">
            <text:p>558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3_MHB2_OUT_B39_LG_OPA_Gain_LG4_FAILED</text:p>
          </table:table-cell>
          <table:table-cell table:style-name="ce16" office:value-type="float" office:value="5590" calcext:value-type="float">
            <text:p>559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3_MHB2_OUT_B39_LG_OPA_GSTEP_LG3_FAILED</text:p>
          </table:table-cell>
          <table:table-cell office:value-type="float" office:value="5581" calcext:value-type="float">
            <text:p>558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B2_IN3_MHB2_OUT_B39_LG_OPA_GSTEP_LG4_FAILED</text:p>
          </table:table-cell>
          <table:table-cell office:value-type="float" office:value="5591" calcext:value-type="float">
            <text:p>559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MB2_IN2_MHB3_OUT_B11_HG1_OPA_Gain_MUX_FAILED</text:p>
          </table:table-cell>
          <table:table-cell table:style-name="ce16" office:value-type="float" office:value="5600" calcext:value-type="float">
            <text:p>560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HB1_IN1_MHB1_OUT_B41_HG0_OPA_Gain_HG0_FAILED</text:p>
          </table:table-cell>
          <table:table-cell office:value-type="float" office:value="5661" calcext:value-type="float">
            <text:p>566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B1_IN1_MHB1_OUT_B41_HG0_OPA_NF_FAILED</text:p>
          </table:table-cell>
          <table:table-cell office:value-type="float" office:value="5662" calcext:value-type="float">
            <text:p>566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B1_IN1_MHB1_OUT_B41_HG0_OPA_IIP3_FAILED</text:p>
          </table:table-cell>
          <table:table-cell office:value-type="float" office:value="5663" calcext:value-type="float">
            <text:p>566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B1_IN1_MHB1_OUT_B41_HG0_OPA_P1dB_FAILED</text:p>
          </table:table-cell>
          <table:table-cell office:value-type="float" office:value="5664" calcext:value-type="float">
            <text:p>566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1_MHB1_OUT_B41_HG1_OPA_IDD_FAILED</text:p>
          </table:table-cell>
          <table:table-cell office:value-type="float" office:value="5659" calcext:value-type="float">
            <text:p>565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1_MHB1_OUT_B41_HG1_OPA_Gain_HG1_FAILED</text:p>
          </table:table-cell>
          <table:table-cell table:style-name="ce16" office:value-type="float" office:value="5650" calcext:value-type="float">
            <text:p>565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1_MHB1_OUT_B41_HG1_OPA_Gain_Sweep1_FAILED</text:p>
          </table:table-cell>
          <table:table-cell office:value-type="float" office:value="5651" calcext:value-type="float">
            <text:p>565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1_MHB1_OUT_B41_HG1_OPA_Gain_Sweep2_FAILED</text:p>
          </table:table-cell>
          <table:table-cell office:value-type="float" office:value="5652" calcext:value-type="float">
            <text:p>565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1_MHB1_OUT_B41_HG1_OPA_Gain_Sweep3_FAILED</text:p>
          </table:table-cell>
          <table:table-cell office:value-type="float" office:value="5653" calcext:value-type="float">
            <text:p>565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1_MHB1_OUT_B41_HG1_OPA_Gain_Sweep4_FAILED</text:p>
          </table:table-cell>
          <table:table-cell office:value-type="float" office:value="5654" calcext:value-type="float">
            <text:p>565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1_MHB1_OUT_B41_HG1_OPA_Gain_Sweep5_FAILED</text:p>
          </table:table-cell>
          <table:table-cell office:value-type="float" office:value="5655" calcext:value-type="float">
            <text:p>565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1_MHB1_OUT_B41_HG1_OPA_P1dB_FAILED</text:p>
          </table:table-cell>
          <table:table-cell office:value-type="float" office:value="5665" calcext:value-type="float">
            <text:p>566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1_MHB1_OUT_B41_HG1_OPA_IIP3_FAILED</text:p>
          </table:table-cell>
          <table:table-cell office:value-type="float" office:value="5658" calcext:value-type="float">
            <text:p>565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1_MHB1_OUT_B41_HG1_OPA_NF_FAILED</text:p>
          </table:table-cell>
          <table:table-cell office:value-type="float" office:value="5656" calcext:value-type="float">
            <text:p>565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HB1_IN1_MHB1_OUT_B41_HG2_OPA_Gain_HG2_FAILED</text:p>
          </table:table-cell>
          <table:table-cell office:value-type="float" office:value="5666" calcext:value-type="float">
            <text:p>566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HB1_IN1_MHB1_OUT_B41_HG2_OPA_P1dB_FAILED</text:p>
          </table:table-cell>
          <table:table-cell office:value-type="float" office:value="5667" calcext:value-type="float">
            <text:p>566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HB1_IN1_MHB1_OUT_B41_HG2_OPA_IIP3_FAILED</text:p>
          </table:table-cell>
          <table:table-cell office:value-type="float" office:value="5671" calcext:value-type="float">
            <text:p>567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HB1_IN1_MHB1_OUT_B41_HG2_OPA_NF_FAILED</text:p>
          </table:table-cell>
          <table:table-cell office:value-type="float" office:value="5672" calcext:value-type="float">
            <text:p>567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1_MHB1_OUT_B41_LG3_OPA_Gain_LG3_FAILED</text:p>
          </table:table-cell>
          <table:table-cell office:value-type="float" office:value="5673" calcext:value-type="float">
            <text:p>567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1_MHB1_OUT_B41_LG3_OPA_GSTEP_LG3_FAILED</text:p>
          </table:table-cell>
          <table:table-cell office:value-type="float" office:value="5674" calcext:value-type="float">
            <text:p>567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1_MHB1_OUT_B41_LG3_OPA_P1dB_FAILED</text:p>
          </table:table-cell>
          <table:table-cell office:value-type="float" office:value="5675" calcext:value-type="float">
            <text:p>567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1_MHB1_OUT_B41_LG3_OPA_IIP3_FAILED</text:p>
          </table:table-cell>
          <table:table-cell office:value-type="float" office:value="5676" calcext:value-type="float">
            <text:p>567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1_MHB1_OUT_B41_LG3_OPA_NF_FAILED</text:p>
          </table:table-cell>
          <table:table-cell office:value-type="float" office:value="5677" calcext:value-type="float">
            <text:p>567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1_MHB1_OUT_B41_LG4_OPA_Gain_LG4_FAILED</text:p>
          </table:table-cell>
          <table:table-cell office:value-type="float" office:value="5678" calcext:value-type="float">
            <text:p>567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1_MHB1_OUT_B41_LG4_OPA_GSTEP_LG4_FAILED</text:p>
          </table:table-cell>
          <table:table-cell office:value-type="float" office:value="5682" calcext:value-type="float">
            <text:p>568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1_MHB1_OUT_B41_LG4_OPA_P1dB_FAILED</text:p>
          </table:table-cell>
          <table:table-cell office:value-type="float" office:value="5683" calcext:value-type="float">
            <text:p>568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1_MHB1_OUT_B41_LG4_OPA_IIP3_FAILED</text:p>
          </table:table-cell>
          <table:table-cell office:value-type="float" office:value="5684" calcext:value-type="float">
            <text:p>568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1_MHB1_OUT_B41_LG4_OPA_NF_FAILED</text:p>
          </table:table-cell>
          <table:table-cell office:value-type="float" office:value="5685" calcext:value-type="float">
            <text:p>568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1_IN1_MHB1_OUT_B41_LP_OPA_IDD_FAILED</text:p>
          </table:table-cell>
          <table:table-cell office:value-type="float" office:value="5669" calcext:value-type="float">
            <text:p>566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1_IN1_MHB1_OUT_B41_LP_OPA_Gain_MLP_FAILED</text:p>
          </table:table-cell>
          <table:table-cell table:style-name="ce16" office:value-type="float" office:value="5660" calcext:value-type="float">
            <text:p>566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1_IN1_MHB1_OUT_B41_LP_OPA_P1dB_FAILED</text:p>
          </table:table-cell>
          <table:table-cell office:value-type="float" office:value="5686" calcext:value-type="float">
            <text:p>568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1_IN1_MHB1_OUT_B41_LP_OPA_LF_Rej_FAILED</text:p>
          </table:table-cell>
          <table:table-cell office:value-type="float" office:value="5687" calcext:value-type="float">
            <text:p>568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1_IN1_MHB1_OUT_B41_LP_OPA_IIP3_FAILED</text:p>
          </table:table-cell>
          <table:table-cell office:value-type="float" office:value="5668" calcext:value-type="float">
            <text:p>566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HB1_IN1_MHB1_OUT_B41_HG1_OPB_IDD_FAILED</text:p>
          </table:table-cell>
          <table:table-cell office:value-type="float" office:value="5679" calcext:value-type="float">
            <text:p>567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HB1_IN1_MHB1_OUT_B41_HG1_OPB_Gain_HG1_FAILED</text:p>
          </table:table-cell>
          <table:table-cell table:style-name="ce16" office:value-type="float" office:value="5670" calcext:value-type="float">
            <text:p>567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1_MHB1_OUT_B41_LG_OPA_Gain_LG3_FAILED</text:p>
          </table:table-cell>
          <table:table-cell table:style-name="ce16" office:value-type="float" office:value="5680" calcext:value-type="float">
            <text:p>568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1_MHB1_OUT_B41_LG_OPA_Gain_LG4_FAILED</text:p>
          </table:table-cell>
          <table:table-cell table:style-name="ce16" office:value-type="float" office:value="5690" calcext:value-type="float">
            <text:p>569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1_MHB1_OUT_B41_LG_OPA_GSTEP_LG3_FAILED</text:p>
          </table:table-cell>
          <table:table-cell office:value-type="float" office:value="5681" calcext:value-type="float">
            <text:p>568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1_MHB1_OUT_B41_LG_OPA_GSTEP_LG4_FAILED</text:p>
          </table:table-cell>
          <table:table-cell office:value-type="float" office:value="5691" calcext:value-type="float">
            <text:p>569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HB1_IN2_MHB1_OUT_B40_HG0_OPA_Gain_HG0_FAILED</text:p>
          </table:table-cell>
          <table:table-cell office:value-type="float" office:value="5711" calcext:value-type="float">
            <text:p>57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B1_IN2_MHB1_OUT_B40_HG0_OPA_NF_FAILED</text:p>
          </table:table-cell>
          <table:table-cell office:value-type="float" office:value="5712" calcext:value-type="float">
            <text:p>571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B1_IN2_MHB1_OUT_B40_HG0_OPA_IIP3_FAILED</text:p>
          </table:table-cell>
          <table:table-cell office:value-type="float" office:value="5713" calcext:value-type="float">
            <text:p>571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B1_IN2_MHB1_OUT_B40_HG0_OPA_P1dB_FAILED</text:p>
          </table:table-cell>
          <table:table-cell office:value-type="float" office:value="5714" calcext:value-type="float">
            <text:p>571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2_MHB1_OUT_B40_HG1_OPA_IDD_FAILED</text:p>
          </table:table-cell>
          <table:table-cell office:value-type="float" office:value="5709" calcext:value-type="float">
            <text:p>570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2_MHB1_OUT_B40_HG1_OPA_Gain_HG1_FAILED</text:p>
          </table:table-cell>
          <table:table-cell table:style-name="ce16" office:value-type="float" office:value="5700" calcext:value-type="float">
            <text:p>570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2_MHB1_OUT_B40_HG1_OPA_Gain_Sweep1_FAILED</text:p>
          </table:table-cell>
          <table:table-cell office:value-type="float" office:value="5701" calcext:value-type="float">
            <text:p>570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2_MHB1_OUT_B40_HG1_OPA_Gain_Sweep2_FAILED</text:p>
          </table:table-cell>
          <table:table-cell office:value-type="float" office:value="5702" calcext:value-type="float">
            <text:p>570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2_MHB1_OUT_B40_HG1_OPA_Gain_Sweep3_FAILED</text:p>
          </table:table-cell>
          <table:table-cell office:value-type="float" office:value="5703" calcext:value-type="float">
            <text:p>570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2_MHB1_OUT_B40_HG1_OPA_Gain_Sweep4_FAILED</text:p>
          </table:table-cell>
          <table:table-cell office:value-type="float" office:value="5704" calcext:value-type="float">
            <text:p>570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2_MHB1_OUT_B40_HG1_OPA_Gain_Sweep5_FAILED</text:p>
          </table:table-cell>
          <table:table-cell office:value-type="float" office:value="5705" calcext:value-type="float">
            <text:p>570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2_MHB1_OUT_B40_HG1_OPA_P1dB_FAILED</text:p>
          </table:table-cell>
          <table:table-cell office:value-type="float" office:value="5715" calcext:value-type="float">
            <text:p>571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2_MHB1_OUT_B40_HG1_OPA_IIP3_FAILED</text:p>
          </table:table-cell>
          <table:table-cell office:value-type="float" office:value="5708" calcext:value-type="float">
            <text:p>570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2_MHB1_OUT_B40_HG1_OPA_NF_FAILED</text:p>
          </table:table-cell>
          <table:table-cell office:value-type="float" office:value="5706" calcext:value-type="float">
            <text:p>57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HB1_IN2_MHB1_OUT_B40_HG2_OPA_Gain_HG2_FAILED</text:p>
          </table:table-cell>
          <table:table-cell office:value-type="float" office:value="5716" calcext:value-type="float">
            <text:p>571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HB1_IN2_MHB1_OUT_B40_HG2_OPA_P1dB_FAILED</text:p>
          </table:table-cell>
          <table:table-cell office:value-type="float" office:value="5717" calcext:value-type="float">
            <text:p>571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HB1_IN2_MHB1_OUT_B40_HG2_OPA_IIP3_FAILED</text:p>
          </table:table-cell>
          <table:table-cell office:value-type="float" office:value="5721" calcext:value-type="float">
            <text:p>572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HB1_IN2_MHB1_OUT_B40_HG2_OPA_NF_FAILED</text:p>
          </table:table-cell>
          <table:table-cell office:value-type="float" office:value="5722" calcext:value-type="float">
            <text:p>572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2_MHB1_OUT_B40_LG3_OPA_Gain_LG3_FAILED</text:p>
          </table:table-cell>
          <table:table-cell office:value-type="float" office:value="5723" calcext:value-type="float">
            <text:p>572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2_MHB1_OUT_B40_LG3_OPA_GSTEP_LG3_FAILED</text:p>
          </table:table-cell>
          <table:table-cell office:value-type="float" office:value="5724" calcext:value-type="float">
            <text:p>572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2_MHB1_OUT_B40_LG3_OPA_P1dB_FAILED</text:p>
          </table:table-cell>
          <table:table-cell office:value-type="float" office:value="5725" calcext:value-type="float">
            <text:p>572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2_MHB1_OUT_B40_LG3_OPA_IIP3_FAILED</text:p>
          </table:table-cell>
          <table:table-cell office:value-type="float" office:value="5726" calcext:value-type="float">
            <text:p>572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2_MHB1_OUT_B40_LG3_OPA_NF_FAILED</text:p>
          </table:table-cell>
          <table:table-cell office:value-type="float" office:value="5727" calcext:value-type="float">
            <text:p>572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2_MHB1_OUT_B40_LG4_OPA_Gain_LG4_FAILED</text:p>
          </table:table-cell>
          <table:table-cell office:value-type="float" office:value="5728" calcext:value-type="float">
            <text:p>572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2_MHB1_OUT_B40_LG4_OPA_GSTEP_LG4_FAILED</text:p>
          </table:table-cell>
          <table:table-cell office:value-type="float" office:value="5732" calcext:value-type="float">
            <text:p>573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2_MHB1_OUT_B40_LG4_OPA_P1dB_FAILED</text:p>
          </table:table-cell>
          <table:table-cell office:value-type="float" office:value="5733" calcext:value-type="float">
            <text:p>573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2_MHB1_OUT_B40_LG4_OPA_IIP3_FAILED</text:p>
          </table:table-cell>
          <table:table-cell office:value-type="float" office:value="5734" calcext:value-type="float">
            <text:p>573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2_MHB1_OUT_B40_LG4_OPA_NF_FAILED</text:p>
          </table:table-cell>
          <table:table-cell office:value-type="float" office:value="5735" calcext:value-type="float">
            <text:p>573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1_IN2_MHB1_OUT_B40_LP_OPA_IDD_FAILED</text:p>
          </table:table-cell>
          <table:table-cell office:value-type="float" office:value="5719" calcext:value-type="float">
            <text:p>571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1_IN2_MHB1_OUT_B40_LP_OPA_Gain_MLP_FAILED</text:p>
          </table:table-cell>
          <table:table-cell table:style-name="ce16" office:value-type="float" office:value="5710" calcext:value-type="float">
            <text:p>571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1_IN2_MHB1_OUT_B40_LP_OPA_P1dB_FAILED</text:p>
          </table:table-cell>
          <table:table-cell office:value-type="float" office:value="5736" calcext:value-type="float">
            <text:p>573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1_IN2_MHB1_OUT_B40_LP_OPA_LF_Rej_FAILED</text:p>
          </table:table-cell>
          <table:table-cell office:value-type="float" office:value="5737" calcext:value-type="float">
            <text:p>573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1_IN2_MHB1_OUT_B40_LP_OPA_IIP3_FAILED</text:p>
          </table:table-cell>
          <table:table-cell office:value-type="float" office:value="5718" calcext:value-type="float">
            <text:p>571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HB1_IN2_MHB1_OUT_B40_HG1_OPB_IDD_FAILED</text:p>
          </table:table-cell>
          <table:table-cell office:value-type="float" office:value="5729" calcext:value-type="float">
            <text:p>572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HB1_IN2_MHB1_OUT_B40_HG1_OPB_Gain_HG1_FAILED</text:p>
          </table:table-cell>
          <table:table-cell table:style-name="ce16" office:value-type="float" office:value="5720" calcext:value-type="float">
            <text:p>572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2_MHB1_OUT_B40_LG_OPA_Gain_LG3_FAILED</text:p>
          </table:table-cell>
          <table:table-cell table:style-name="ce16" office:value-type="float" office:value="5730" calcext:value-type="float">
            <text:p>573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2_MHB1_OUT_B40_LG_OPA_Gain_LG4_FAILED</text:p>
          </table:table-cell>
          <table:table-cell table:style-name="ce16" office:value-type="float" office:value="5740" calcext:value-type="float">
            <text:p>574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2_MHB1_OUT_B40_LG_OPA_GSTEP_LG3_FAILED</text:p>
          </table:table-cell>
          <table:table-cell office:value-type="float" office:value="5731" calcext:value-type="float">
            <text:p>573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1_IN2_MHB1_OUT_B40_LG_OPA_GSTEP_LG4_FAILED</text:p>
          </table:table-cell>
          <table:table-cell office:value-type="float" office:value="5741" calcext:value-type="float">
            <text:p>574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HB1_IN2_MHB3_OUT_B40_HG1_OPA_Gain_MUX_FAILED</text:p>
          </table:table-cell>
          <table:table-cell table:style-name="ce16" office:value-type="float" office:value="5750" calcext:value-type="float">
            <text:p>575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HB2_IN1_MHB2_OUT_B38_HG0_OPA_Gain_HG0_FAILED</text:p>
          </table:table-cell>
          <table:table-cell office:value-type="float" office:value="5811" calcext:value-type="float">
            <text:p>58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B2_IN1_MHB2_OUT_B38_HG0_OPA_NF_FAILED</text:p>
          </table:table-cell>
          <table:table-cell office:value-type="float" office:value="5812" calcext:value-type="float">
            <text:p>581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B2_IN1_MHB2_OUT_B38_HG0_OPA_IIP3_FAILED</text:p>
          </table:table-cell>
          <table:table-cell office:value-type="float" office:value="5813" calcext:value-type="float">
            <text:p>581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B2_IN1_MHB2_OUT_B38_HG0_OPA_P1dB_FAILED</text:p>
          </table:table-cell>
          <table:table-cell office:value-type="float" office:value="5814" calcext:value-type="float">
            <text:p>581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1_MHB2_OUT_B38_HG1_OPA_IDD_FAILED</text:p>
          </table:table-cell>
          <table:table-cell office:value-type="float" office:value="5809" calcext:value-type="float">
            <text:p>580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1_MHB2_OUT_B38_HG1_OPA_Gain_HG1_FAILED</text:p>
          </table:table-cell>
          <table:table-cell table:style-name="ce16" office:value-type="float" office:value="5800" calcext:value-type="float">
            <text:p>580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1_MHB2_OUT_B38_HG1_OPA_Gain_Sweep1_FAILED</text:p>
          </table:table-cell>
          <table:table-cell office:value-type="float" office:value="5801" calcext:value-type="float">
            <text:p>580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1_MHB2_OUT_B38_HG1_OPA_Gain_Sweep2_FAILED</text:p>
          </table:table-cell>
          <table:table-cell office:value-type="float" office:value="5802" calcext:value-type="float">
            <text:p>580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1_MHB2_OUT_B38_HG1_OPA_Gain_Sweep3_FAILED</text:p>
          </table:table-cell>
          <table:table-cell office:value-type="float" office:value="5803" calcext:value-type="float">
            <text:p>580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1_MHB2_OUT_B38_HG1_OPA_Gain_Sweep4_FAILED</text:p>
          </table:table-cell>
          <table:table-cell office:value-type="float" office:value="5804" calcext:value-type="float">
            <text:p>580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1_MHB2_OUT_B38_HG1_OPA_Gain_Sweep5_FAILED</text:p>
          </table:table-cell>
          <table:table-cell office:value-type="float" office:value="5805" calcext:value-type="float">
            <text:p>580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1_MHB2_OUT_B38_HG1_OPA_P1dB_FAILED</text:p>
          </table:table-cell>
          <table:table-cell office:value-type="float" office:value="5815" calcext:value-type="float">
            <text:p>581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1_MHB2_OUT_B38_HG1_OPA_IIP3_FAILED</text:p>
          </table:table-cell>
          <table:table-cell office:value-type="float" office:value="5808" calcext:value-type="float">
            <text:p>580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1_MHB2_OUT_B38_HG1_OPA_NF_FAILED</text:p>
          </table:table-cell>
          <table:table-cell office:value-type="float" office:value="5806" calcext:value-type="float">
            <text:p>58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HB2_IN1_MHB2_OUT_B38_HG2_OPA_Gain_HG2_FAILED</text:p>
          </table:table-cell>
          <table:table-cell office:value-type="float" office:value="5816" calcext:value-type="float">
            <text:p>581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HB2_IN1_MHB2_OUT_B38_HG2_OPA_P1dB_FAILED</text:p>
          </table:table-cell>
          <table:table-cell office:value-type="float" office:value="5817" calcext:value-type="float">
            <text:p>581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HB2_IN1_MHB2_OUT_B38_HG2_OPA_IIP3_FAILED</text:p>
          </table:table-cell>
          <table:table-cell office:value-type="float" office:value="5821" calcext:value-type="float">
            <text:p>582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HB2_IN1_MHB2_OUT_B38_HG2_OPA_NF_FAILED</text:p>
          </table:table-cell>
          <table:table-cell office:value-type="float" office:value="5822" calcext:value-type="float">
            <text:p>582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1_MHB2_OUT_B38_LG3_OPA_Gain_LG3_FAILED</text:p>
          </table:table-cell>
          <table:table-cell office:value-type="float" office:value="5823" calcext:value-type="float">
            <text:p>582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1_MHB2_OUT_B38_LG3_OPA_GSTEP_LG3_FAILED</text:p>
          </table:table-cell>
          <table:table-cell office:value-type="float" office:value="5824" calcext:value-type="float">
            <text:p>582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1_MHB2_OUT_B38_LG3_OPA_P1dB_FAILED</text:p>
          </table:table-cell>
          <table:table-cell office:value-type="float" office:value="5825" calcext:value-type="float">
            <text:p>582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1_MHB2_OUT_B38_LG3_OPA_IIP3_FAILED</text:p>
          </table:table-cell>
          <table:table-cell office:value-type="float" office:value="5826" calcext:value-type="float">
            <text:p>582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1_MHB2_OUT_B38_LG3_OPA_NF_FAILED</text:p>
          </table:table-cell>
          <table:table-cell office:value-type="float" office:value="5827" calcext:value-type="float">
            <text:p>582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1_MHB2_OUT_B38_LG4_OPA_Gain_LG4_FAILED</text:p>
          </table:table-cell>
          <table:table-cell office:value-type="float" office:value="5828" calcext:value-type="float">
            <text:p>582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1_MHB2_OUT_B38_LG4_OPA_GSTEP_LG4_FAILED</text:p>
          </table:table-cell>
          <table:table-cell office:value-type="float" office:value="5832" calcext:value-type="float">
            <text:p>583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1_MHB2_OUT_B38_LG4_OPA_P1dB_FAILED</text:p>
          </table:table-cell>
          <table:table-cell office:value-type="float" office:value="5833" calcext:value-type="float">
            <text:p>583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1_MHB2_OUT_B38_LG4_OPA_IIP3_FAILED</text:p>
          </table:table-cell>
          <table:table-cell office:value-type="float" office:value="5834" calcext:value-type="float">
            <text:p>583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1_MHB2_OUT_B38_LG4_OPA_NF_FAILED</text:p>
          </table:table-cell>
          <table:table-cell office:value-type="float" office:value="5835" calcext:value-type="float">
            <text:p>583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2_IN1_MHB2_OUT_B38_LP_OPA_IDD_FAILED</text:p>
          </table:table-cell>
          <table:table-cell office:value-type="float" office:value="5819" calcext:value-type="float">
            <text:p>581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2_IN1_MHB2_OUT_B38_LP_OPA_Gain_MLP_FAILED</text:p>
          </table:table-cell>
          <table:table-cell table:style-name="ce16" office:value-type="float" office:value="5810" calcext:value-type="float">
            <text:p>581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2_IN1_MHB2_OUT_B38_LP_OPA_P1dB_FAILED</text:p>
          </table:table-cell>
          <table:table-cell office:value-type="float" office:value="5836" calcext:value-type="float">
            <text:p>583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2_IN1_MHB2_OUT_B38_LP_OPA_LF_Rej_FAILED</text:p>
          </table:table-cell>
          <table:table-cell office:value-type="float" office:value="5837" calcext:value-type="float">
            <text:p>583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2_IN1_MHB2_OUT_B38_LP_OPA_IIP3_FAILED</text:p>
          </table:table-cell>
          <table:table-cell office:value-type="float" office:value="5818" calcext:value-type="float">
            <text:p>581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HB2_IN1_MHB2_OUT_B38_HG1_OPB_IDD_FAILED</text:p>
          </table:table-cell>
          <table:table-cell office:value-type="float" office:value="5829" calcext:value-type="float">
            <text:p>582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HB2_IN1_MHB2_OUT_B38_HG1_OPB_Gain_HG1_FAILED</text:p>
          </table:table-cell>
          <table:table-cell table:style-name="ce16" office:value-type="float" office:value="5820" calcext:value-type="float">
            <text:p>582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1_MHB2_OUT_B38_LG_OPA_Gain_LG3_FAILED</text:p>
          </table:table-cell>
          <table:table-cell table:style-name="ce16" office:value-type="float" office:value="5830" calcext:value-type="float">
            <text:p>583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1_MHB2_OUT_B38_LG_OPA_Gain_LG4_FAILED</text:p>
          </table:table-cell>
          <table:table-cell table:style-name="ce16" office:value-type="float" office:value="5840" calcext:value-type="float">
            <text:p>584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1_MHB2_OUT_B38_LG_OPA_GSTEP_LG3_FAILED</text:p>
          </table:table-cell>
          <table:table-cell office:value-type="float" office:value="5831" calcext:value-type="float">
            <text:p>583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1_MHB2_OUT_B38_LG_OPA_GSTEP_LG4_FAILED</text:p>
          </table:table-cell>
          <table:table-cell office:value-type="float" office:value="5841" calcext:value-type="float">
            <text:p>584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9" office:value-type="string" calcext:value-type="string">
            <text:p>HB2_IN2_MHB2_OUT_B30_HG0_OPA_Gain_HG0_FAILED</text:p>
          </table:table-cell>
          <table:table-cell office:value-type="float" office:value="5861" calcext:value-type="float">
            <text:p>586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B2_IN2_MHB2_OUT_B30_HG0_OPA_NF_FAILED</text:p>
          </table:table-cell>
          <table:table-cell office:value-type="float" office:value="5862" calcext:value-type="float">
            <text:p>586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B2_IN2_MHB2_OUT_B30_HG0_OPA_IIP2_FAILED</text:p>
          </table:table-cell>
          <table:table-cell office:value-type="float" office:value="5863" calcext:value-type="float">
            <text:p>586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B2_IN2_MHB2_OUT_B30_HG0_OPA_IIP3_FAILED</text:p>
          </table:table-cell>
          <table:table-cell office:value-type="float" office:value="5864" calcext:value-type="float">
            <text:p>586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B2_IN2_MHB2_OUT_B30_HG0_OPA_P1dB_FAILED</text:p>
          </table:table-cell>
          <table:table-cell office:value-type="float" office:value="5865" calcext:value-type="float">
            <text:p>586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2_MHB2_OUT_B30_HG1_OPA_IDD_FAILED</text:p>
          </table:table-cell>
          <table:table-cell office:value-type="float" office:value="5859" calcext:value-type="float">
            <text:p>585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2_MHB2_OUT_B30_HG1_OPA_Gain_HG1_FAILED</text:p>
          </table:table-cell>
          <table:table-cell table:style-name="ce16" office:value-type="float" office:value="5850" calcext:value-type="float">
            <text:p>585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2_MHB2_OUT_B30_HG1_OPA_Gain_Sweep1_FAILED</text:p>
          </table:table-cell>
          <table:table-cell office:value-type="float" office:value="5851" calcext:value-type="float">
            <text:p>585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2_MHB2_OUT_B30_HG1_OPA_Gain_Sweep2_FAILED</text:p>
          </table:table-cell>
          <table:table-cell office:value-type="float" office:value="5852" calcext:value-type="float">
            <text:p>585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2_MHB2_OUT_B30_HG1_OPA_Gain_Sweep3_FAILED</text:p>
          </table:table-cell>
          <table:table-cell office:value-type="float" office:value="5853" calcext:value-type="float">
            <text:p>585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2_MHB2_OUT_B30_HG1_OPA_Gain_Sweep4_FAILED</text:p>
          </table:table-cell>
          <table:table-cell office:value-type="float" office:value="5854" calcext:value-type="float">
            <text:p>585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2_MHB2_OUT_B30_HG1_OPA_Gain_Sweep5_FAILED</text:p>
          </table:table-cell>
          <table:table-cell office:value-type="float" office:value="5855" calcext:value-type="float">
            <text:p>585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2_MHB2_OUT_B30_HG1_OPA_P1dB_FAILED</text:p>
          </table:table-cell>
          <table:table-cell office:value-type="float" office:value="5866" calcext:value-type="float">
            <text:p>586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2_MHB2_OUT_B30_HG1_OPA_IIP2_FAILED</text:p>
          </table:table-cell>
          <table:table-cell office:value-type="float" office:value="5867" calcext:value-type="float">
            <text:p>586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2_MHB2_OUT_B30_HG1_OPA_IIP3_FAILED</text:p>
          </table:table-cell>
          <table:table-cell office:value-type="float" office:value="5858" calcext:value-type="float">
            <text:p>585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2_MHB2_OUT_B30_HG1_OPA_NF_FAILED</text:p>
          </table:table-cell>
          <table:table-cell office:value-type="float" office:value="5856" calcext:value-type="float">
            <text:p>585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HB2_IN2_MHB2_OUT_B30_HG2_OPA_Gain_HG2_FAILED</text:p>
          </table:table-cell>
          <table:table-cell office:value-type="float" office:value="5871" calcext:value-type="float">
            <text:p>587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HB2_IN2_MHB2_OUT_B30_HG2_OPA_P1dB_FAILED</text:p>
          </table:table-cell>
          <table:table-cell office:value-type="float" office:value="5872" calcext:value-type="float">
            <text:p>587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HB2_IN2_MHB2_OUT_B30_HG2_OPA_IIP2_FAILED</text:p>
          </table:table-cell>
          <table:table-cell office:value-type="float" office:value="5873" calcext:value-type="float">
            <text:p>587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HB2_IN2_MHB2_OUT_B30_HG2_OPA_IIP3_FAILED</text:p>
          </table:table-cell>
          <table:table-cell office:value-type="float" office:value="5874" calcext:value-type="float">
            <text:p>587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HB2_IN2_MHB2_OUT_B30_HG2_OPA_NF_FAILED</text:p>
          </table:table-cell>
          <table:table-cell office:value-type="float" office:value="5875" calcext:value-type="float">
            <text:p>587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2_MHB2_OUT_B30_LG3_OPA_Gain_LG3_FAILED</text:p>
          </table:table-cell>
          <table:table-cell office:value-type="float" office:value="5876" calcext:value-type="float">
            <text:p>587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2_MHB2_OUT_B30_LG3_OPA_GSTEP_LG3_FAILED</text:p>
          </table:table-cell>
          <table:table-cell office:value-type="float" office:value="5877" calcext:value-type="float">
            <text:p>587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2_MHB2_OUT_B30_LG3_OPA_P1dB_FAILED</text:p>
          </table:table-cell>
          <table:table-cell office:value-type="float" office:value="5878" calcext:value-type="float">
            <text:p>587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2_MHB2_OUT_B30_LG3_OPA_IIP2_FAILED</text:p>
          </table:table-cell>
          <table:table-cell office:value-type="float" office:value="5882" calcext:value-type="float">
            <text:p>588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2_MHB2_OUT_B30_LG3_OPA_IIP3_FAILED</text:p>
          </table:table-cell>
          <table:table-cell office:value-type="float" office:value="5883" calcext:value-type="float">
            <text:p>588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2_MHB2_OUT_B30_LG3_OPA_NF_FAILED</text:p>
          </table:table-cell>
          <table:table-cell office:value-type="float" office:value="5884" calcext:value-type="float">
            <text:p>588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2_MHB2_OUT_B30_LG4_OPA_Gain_LG4_FAILED</text:p>
          </table:table-cell>
          <table:table-cell office:value-type="float" office:value="5885" calcext:value-type="float">
            <text:p>588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2_MHB2_OUT_B30_LG4_OPA_GSTEP_LG4_FAILED</text:p>
          </table:table-cell>
          <table:table-cell office:value-type="float" office:value="5886" calcext:value-type="float">
            <text:p>588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2_MHB2_OUT_B30_LG4_OPA_P1dB_FAILED</text:p>
          </table:table-cell>
          <table:table-cell office:value-type="float" office:value="5887" calcext:value-type="float">
            <text:p>588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2_MHB2_OUT_B30_LG4_OPA_IIP2_FAILED</text:p>
          </table:table-cell>
          <table:table-cell office:value-type="float" office:value="5888" calcext:value-type="float">
            <text:p>588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2_MHB2_OUT_B30_LG4_OPA_IIP3_FAILED</text:p>
          </table:table-cell>
          <table:table-cell office:value-type="float" office:value="5889" calcext:value-type="float">
            <text:p>588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2_MHB2_OUT_B30_LG4_OPA_NF_FAILED</text:p>
          </table:table-cell>
          <table:table-cell office:value-type="float" office:value="5892" calcext:value-type="float">
            <text:p>589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2_IN2_MHB2_OUT_B30_LP_OPA_IDD_FAILED</text:p>
          </table:table-cell>
          <table:table-cell office:value-type="float" office:value="5869" calcext:value-type="float">
            <text:p>586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2_IN2_MHB2_OUT_B30_LP_OPA_Gain_MLP_FAILED</text:p>
          </table:table-cell>
          <table:table-cell table:style-name="ce16" office:value-type="float" office:value="5860" calcext:value-type="float">
            <text:p>586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2_IN2_MHB2_OUT_B30_LP_OPA_P1dB_FAILED</text:p>
          </table:table-cell>
          <table:table-cell office:value-type="float" office:value="5893" calcext:value-type="float">
            <text:p>589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2_IN2_MHB2_OUT_B30_LP_OPA_LF_Rej_FAILED</text:p>
          </table:table-cell>
          <table:table-cell office:value-type="float" office:value="5894" calcext:value-type="float">
            <text:p>589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2_IN2_MHB2_OUT_B30_LP_OPA_IIP2_FAILED</text:p>
          </table:table-cell>
          <table:table-cell office:value-type="float" office:value="5895" calcext:value-type="float">
            <text:p>589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B2_IN2_MHB2_OUT_B30_LP_OPA_IIP3_FAILED</text:p>
          </table:table-cell>
          <table:table-cell office:value-type="float" office:value="5868" calcext:value-type="float">
            <text:p>586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HB2_IN2_MHB2_OUT_B30_HG1_OPB_IDD_FAILED</text:p>
          </table:table-cell>
          <table:table-cell office:value-type="float" office:value="5879" calcext:value-type="float">
            <text:p>587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HB2_IN2_MHB2_OUT_B30_HG1_OPB_Gain_HG1_FAILED</text:p>
          </table:table-cell>
          <table:table-cell table:style-name="ce16" office:value-type="float" office:value="5870" calcext:value-type="float">
            <text:p>587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2_MHB2_OUT_B30_LG_OPA_Gain_LG3_FAILED</text:p>
          </table:table-cell>
          <table:table-cell table:style-name="ce16" office:value-type="float" office:value="5880" calcext:value-type="float">
            <text:p>588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2_MHB2_OUT_B30_LG_OPA_Gain_LG4_FAILED</text:p>
          </table:table-cell>
          <table:table-cell table:style-name="ce16" office:value-type="float" office:value="5890" calcext:value-type="float">
            <text:p>589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2_MHB2_OUT_B30_LG_OPA_GSTEP_LG3_FAILED</text:p>
          </table:table-cell>
          <table:table-cell office:value-type="float" office:value="5881" calcext:value-type="float">
            <text:p>588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B2_IN2_MHB2_OUT_B30_LG_OPA_GDTEP_LG4_FAILED</text:p>
          </table:table-cell>
          <table:table-cell office:value-type="float" office:value="5891" calcext:value-type="float">
            <text:p>589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2" office:value-type="string" calcext:value-type="string">
            <text:p>HB2_IN2_MHB3_OUT_B30_HG1_OPA_Gain_MUX_FAILED</text:p>
          </table:table-cell>
          <table:table-cell table:style-name="ce16" office:value-type="float" office:value="5900" calcext:value-type="float">
            <text:p>590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MUX_IN1_MHB3_OUT_B23_HG0_OPA_Gain_HG0_FAILED</text:p>
          </table:table-cell>
          <table:table-cell office:value-type="float" office:value="5961" calcext:value-type="float">
            <text:p>596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MUX_IN1_MHB3_OUT_B23_HG1_OPA_IDD_FAILED</text:p>
          </table:table-cell>
          <table:table-cell office:value-type="float" office:value="5959" calcext:value-type="float">
            <text:p>595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MUX_IN1_MHB3_OUT_B23_HG1_OPA_Gain_HG1_FAILED</text:p>
          </table:table-cell>
          <table:table-cell table:style-name="ce16" office:value-type="float" office:value="5950" calcext:value-type="float">
            <text:p>595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LB1_IN1_LB_OUT_B5_HG1_OPA_Power_Servo_Gain_HG1_FAILED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2_LB_OUT_B28_HG1_OPA_Power_Servo_Gain_HG1_FAILED</text:p>
          </table:table-cell>
          <table:table-cell office:value-type="float" office:value="6010" calcext:value-type="float">
            <text:p>6010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3_LB_OUT_B8_HG1_OPA_Power_Servo_Gain_HG1_FAILED</text:p>
          </table:table-cell>
          <table:table-cell office:value-type="float" office:value="6020" calcext:value-type="float">
            <text:p>6020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4_LB_OUT_B13_HG1_OPA_Power_Servo_Gain_HG1_FAILED</text:p>
          </table:table-cell>
          <table:table-cell office:value-type="float" office:value="6030" calcext:value-type="float">
            <text:p>6030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B1_IN5_LB_OUT_B20_HG1_OPA_Power_Servo_Gain_HG1_FAILED</text:p>
          </table:table-cell>
          <table:table-cell office:value-type="float" office:value="6040" calcext:value-type="float">
            <text:p>6040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1_MHB1_OUT_B40_HG1_OPA_Power_Servo_Gain_HG1_FAILED</text:p>
          </table:table-cell>
          <table:table-cell office:value-type="float" office:value="6050" calcext:value-type="float">
            <text:p>6050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2_MHB1_OUT_B3_HG1_OPA_Power_Servo_Gain_HG1_FAILED</text:p>
          </table:table-cell>
          <table:table-cell office:value-type="float" office:value="6060" calcext:value-type="float">
            <text:p>6060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1_IN3_MHB1_OUT_B1_HG1_OPA_Power_Servo_Gain_HG1_FAILED</text:p>
          </table:table-cell>
          <table:table-cell office:value-type="float" office:value="6070" calcext:value-type="float">
            <text:p>6070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MB1_IN2_MHB3_OUT_B3_HG1_OPA_Power_Servo_Gain_HG1_FAILED</text:p>
          </table:table-cell>
          <table:table-cell office:value-type="float" office:value="6080" calcext:value-type="float">
            <text:p>6080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1_MHB2_OUT_B2_HG1_OPA_Power_Servo_Gain_HG1_FAILED</text:p>
          </table:table-cell>
          <table:table-cell office:value-type="float" office:value="6090" calcext:value-type="float">
            <text:p>6090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2_MHB2_OUT_B11_HG1_OPA_Power_Servo_Gain_HG1_FAILED</text:p>
          </table:table-cell>
          <table:table-cell office:value-type="float" office:value="6100" calcext:value-type="float">
            <text:p>6100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B2_IN3_MHB2_OUT_B39_HG1_OPA_Power_Servo_Gain_HG1_FAILED</text:p>
          </table:table-cell>
          <table:table-cell office:value-type="float" office:value="6110" calcext:value-type="float">
            <text:p>6110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MB2_IN2_MHB3_OUT_B11_HG1_OPA_Power_Servo_Gain_HG1_FAILED</text:p>
          </table:table-cell>
          <table:table-cell office:value-type="float" office:value="6120" calcext:value-type="float">
            <text:p>6120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1_MHB1_OUT_B41_HG1_OPA_Power_Servo_Gain_HG1_FAILED</text:p>
          </table:table-cell>
          <table:table-cell office:value-type="float" office:value="6130" calcext:value-type="float">
            <text:p>6130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1_IN2_MHB1_OUT_B40_HG1_OPA_Power_Servo_Gain_HG1_FAILED</text:p>
          </table:table-cell>
          <table:table-cell office:value-type="float" office:value="6140" calcext:value-type="float">
            <text:p>6140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B1_IN2_MHB3_OUT_B40_HG1_OPA_Power_Servo_Gain_HG1_FAILED</text:p>
          </table:table-cell>
          <table:table-cell office:value-type="float" office:value="6150" calcext:value-type="float">
            <text:p>6150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1_MHB2_OUT_B38_HG1_OPA_Power_Servo_Gain_HG1_FAILED</text:p>
          </table:table-cell>
          <table:table-cell office:value-type="float" office:value="6160" calcext:value-type="float">
            <text:p>6160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B2_IN2_MHB2_OUT_B30_HG1_OPA_Power_Servo_Gain_HG1_FAILED</text:p>
          </table:table-cell>
          <table:table-cell office:value-type="float" office:value="6170" calcext:value-type="float">
            <text:p>6170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B2_IN2_MHB3_OUT_B30_HG1_OPA_Power_Servo_Gain_HG1_FAILED</text:p>
          </table:table-cell>
          <table:table-cell office:value-type="float" office:value="6180" calcext:value-type="float">
            <text:p>6180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UX_IN1_MHB3_OUT_B23_HG1_OPA_Power_Servo_Gain_HG1_FAILED</text:p>
          </table:table-cell>
          <table:table-cell office:value-type="float" office:value="6190" calcext:value-type="float">
            <text:p>6190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 table:number-rows-repeated="10478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rdware_Bins" table:style-name="ta1">
        <table:table-column table:style-name="co10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Hardware Bin Name</text:p>
          </table:table-cell>
          <table:table-cell office:value-type="string" calcext:value-type="string">
            <text:p>Hardware Bin</text:p>
          </table:table-cell>
          <table:table-cell office:value-type="string" calcext:value-type="string">
            <text:p>Resu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_FAILE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C_FAILE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HER_FAIL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F_FAIL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F_HG1_OPA_FAILED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F_FAILED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nDef_Fail</text:p>
          </table:table-cell>
          <table:table-cell office:value-type="string" calcext:value-type="string">
            <text:p>32767</text:p>
          </table:table-cell>
          <table:table-cell office:value-type="string" calcext:value-type="string">
            <text:p>FAIL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e" table:style-name="ta1"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2" table:number-columns-repeated="3" table:default-cell-style-name="ce1"/>
        <table:table-column table:style-name="co3" table:number-columns-repeated="1018" table:default-cell-style-name="ce1"/>
        <table:table-row table:style-name="ro2">
          <table:table-cell table:style-name="ce19" office:value-type="string" calcext:value-type="string" table:number-columns-spanned="1" table:number-rows-spanned="2">
            <text:p>Test Suite</text:p>
          </table:table-cell>
          <table:table-cell table:style-name="ce19" office:value-type="string" calcext:value-type="string" table:number-columns-spanned="1" table:number-rows-spanned="2">
            <text:p>Parameter Group Collection</text:p>
          </table:table-cell>
          <table:table-cell table:style-name="ce20" office:value-type="string" calcext:value-type="string" table:number-columns-spanned="1" table:number-rows-spanned="2">
            <text:p>Parameter</text:p>
          </table:table-cell>
          <table:table-cell office:value-type="string" calcext:value-type="string" table:number-columns-spanned="1" table:number-rows-spanned="2">
            <text:p>Value</text:p>
          </table:table-cell>
          <table:table-cell table:style-name="ce19" office:value-type="string" calcext:value-type="string" table:number-columns-spanned="1" table:number-rows-spanned="2">
            <text:p>Value</text:p>
          </table:table-cell>
          <table:table-cell table:style-name="ce19" office:value-type="string" calcext:value-type="string" table:number-columns-spanned="1" table:number-rows-spanned="2">
            <text:p>Value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2">
          <table:table-cell office:value-type="string" calcext:value-type="string">
            <text:p>Main.**</text:p>
          </table:table-cell>
          <table:table-cell/>
          <table:table-cell office:value-type="string" calcext:value-type="string">
            <text:p>messageLogLevel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.**</text:p>
          </table:table-cell>
          <table:table-cell/>
          <table:table-cell office:value-type="string" calcext:value-type="string">
            <text:p>hiddenUploadEnabl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DF_Config" table:style-name="ta1">
        <table:table-column table:style-name="co2" table:number-columns-repeated="3" table:default-cell-style-name="ce1"/>
        <table:table-column table:style-name="co3" table:number-columns-repeated="1021" table:default-cell-style-name="ce1"/>
        <table:table-row table:style-name="ro2">
          <table:table-cell office:value-type="string" calcext:value-type="string">
            <text:p>Configur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cedPtr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11" svg:font-family="'Liberation Sans11'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2" number:min-integer-digits="1"/>
      <number:text> </number:text>
    </number:number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3">
      <number:text> -</number:text>
      <number:number number:decimal-places="0" number:min-integer-digits="2"/>
      <number:text> </number:text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1" number:min-integer-digits="1"/>
    </number:number-style>
    <number:number-style style:name="N130P0" style:volatile="true">
      <number:number number: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integer-digits="1" number:grouping="true"/>
      <style:map style:condition="value()&gt;=0" style:apply-style-name="N130P0"/>
    </number:number-style>
    <number:date-style style:name="N131">
      <number:month/>
      <number:text>/</number:text>
      <number:day/>
      <number:text>/</number:text>
      <number:year number:style="long"/>
    </number:date-style>
    <number:number-style style:name="N132">
      <number:number number:decimal-places="2" number:min-integer-digits="0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常规_20_3" style:display-name="常规 3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15:34:49.791243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wangping (AF)</meta:initial-creator>
    <meta:creation-date>2018-02-24T02:02:29Z</meta:creation-date>
    <dc:date>2018-06-25T15:51:01.244190141</dc:date>
    <meta:editing-cycles>225</meta:editing-cycles>
    <meta:editing-duration>PT10H45M23S</meta:editing-duration>
    <meta:document-statistic meta:table-count="5" meta:cell-count="4439" meta:object-count="0"/>
    <meta:user-defined meta:name="_change"/>
    <meta:user-defined meta:name="_full-control"/>
    <meta:user-defined meta:name="_readonly"/>
    <meta:user-defined meta:name="sflag">1519273402</meta:user-defined>
  </office:meta>
</office:document-meta>
</file>